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3.515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4.2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24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000">
      <style:text-properties style:text-position=""/>
    </style:style>
    <style:style style:name="ce32" style:family="table-cell" style:parent-style-name="Default" style:data-style-name="N10122">
      <style:text-properties style:text-position=""/>
    </style:style>
    <style:style style:name="ce33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 style:data-style-name="N10061">
      <style:text-properties style:text-position=""/>
    </style:style>
    <style:style style:name="ce37" style:family="table-cell" style:parent-style-name="Default" style:data-style-name="N10002">
      <style:text-properties style:text-position=""/>
    </style:style>
    <style:style style:name="ce38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1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0"/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120"/>
    <style:style style:name="ce1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122"/>
    <style:style style:name="ce20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0061"/>
    <style:style style:name="ce23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02"/>
    <style:style style:name="ce27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124"/>
    <style:style style:name="ce36" style:family="table-cell" style:parent-style-name="Default" style:data-style-name="N10125"/>
    <style:style style:name="ce42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123"/>
    <style:style style:name="ce44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3" table:default-cell-style-name="ce17"/>
        <table:table-column table:style-name="co1" table:default-cell-style-name="Default"/>
        <table:table-column table:style-name="co3" table:default-cell-style-name="ce17"/>
        <table:table-column table:style-name="co1" table:default-cell-style-name="Default"/>
        <table:table-column table:style-name="co3" table:default-cell-style-name="ce17"/>
        <table:table-column table:style-name="co1" table:default-cell-style-name="Default"/>
        <table:table-column table:style-name="co3" table:default-cell-style-name="ce17"/>
        <table:table-column table:style-name="co1" table:number-columns-repeated="4" table:default-cell-style-name="Default"/>
        <table:table-row table:style-name="ro2">
          <table:table-cell table:style-name="ce11"/>
          <table:table-cell table:style-name="ce16" office:value-type="string" calcext:value-type="string" table:number-columns-spanned="4" table:number-rows-spanned="1">
            <text:p>Gauss-Bonnet</text:p>
          </table:table-cell>
          <table:covered-table-cell table:style-name="ce20"/>
          <table:covered-table-cell table:style-name="ce16"/>
          <table:covered-table-cell table:style-name="ce20"/>
          <table:table-cell table:style-name="ce16" office:value-type="string" calcext:value-type="string" table:number-columns-spanned="4" table:number-rows-spanned="1">
            <text:p>Laplace(X)</text:p>
          </table:table-cell>
          <table:covered-table-cell table:style-name="ce20"/>
          <table:covered-table-cell table:style-name="ce16"/>
          <table:covered-table-cell table:style-name="ce20"/>
          <table:table-cell table:style-name="ce11"/>
          <table:table-cell table:style-name="ce15" table:number-columns-repeated="2"/>
        </table:table-row>
        <table:table-row table:style-name="ro2">
          <table:table-cell table:style-name="ce11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20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number-columns-repeated="2" table:style-name="ce15"/>
        </table:table-row>
        <table:table-row table:style-name="ro4">
          <table:table-cell table:style-name="ce12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12"/>
          <table:table-cell office:value-type="float" office:value="0.011257" calcext:value-type="float">
            <text:p>1.12570E-02</text:p>
          </table:table-cell>
          <table:table-cell table:style-name="ce12"/>
          <table:table-cell office:value-type="float" office:value="0.00228385" calcext:value-type="float">
            <text:p>2.28385E-03</text:p>
          </table:table-cell>
          <table:table-cell table:style-name="ce12"/>
          <table:table-cell office:value-type="float" office:value="0.00467504" calcext:value-type="float">
            <text:p>4.67504E-03</text:p>
          </table:table-cell>
          <table:table-cell table:style-name="ce12"/>
          <table:table-cell table:style-name="ce12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12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12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12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12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12" table:formula="of:=LOG([.H3]/[.H4])/LOG([.$A3]/[.$A4])" office:value-type="float" office:value="1.27509500584889" calcext:value-type="float">
            <text:p>1.2750950058</text:p>
          </table:table-cell>
          <table:table-cell table:style-name="ce12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12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12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12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12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12" table:formula="of:=LOG([.H4]/[.H5])/LOG([.$A4]/[.$A5])" office:value-type="float" office:value="1.51409863126235" calcext:value-type="float">
            <text:p>1.5140986313</text:p>
          </table:table-cell>
          <table:table-cell table:style-name="ce12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12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12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12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12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12" table:formula="of:=LOG([.H5]/[.H6])/LOG([.$A5]/[.$A6])" office:value-type="float" office:value="1.68945193539072" calcext:value-type="float">
            <text:p>1.6894519354</text:p>
          </table:table-cell>
          <table:table-cell table:style-name="ce12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12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12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12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12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12" table:formula="of:=LOG([.H6]/[.H7])/LOG([.$A6]/[.$A7])" office:value-type="float" office:value="1.50849443942829" calcext:value-type="float">
            <text:p>1.5084944394</text:p>
          </table:table-cell>
          <table:table-cell table:style-name="ce12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12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12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12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12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12" table:formula="of:=LOG([.H7]/[.H8])/LOG([.$A7]/[.$A8])" office:value-type="float" office:value="1.67746453734625" calcext:value-type="float">
            <text:p>1.6774645373</text:p>
          </table:table-cell>
          <table:table-cell table:style-name="ce12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12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12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12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12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12" table:formula="of:=LOG([.H8]/[.H9])/LOG([.$A8]/[.$A9])" office:value-type="float" office:value="1.37506681741839" calcext:value-type="float">
            <text:p>1.3750668174</text:p>
          </table:table-cell>
          <table:table-cell table:style-name="ce12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12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12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12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12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12" table:formula="of:=LOG([.H9]/[.H10])/LOG([.$A9]/[.$A10])" office:value-type="float" office:value="0.88661732213914" calcext:value-type="float">
            <text:p>0.8866173221</text:p>
          </table:table-cell>
          <table:table-cell table:style-name="ce12" office:value-type="string" calcext:value-type="string">
            <text:p>250k</text:p>
          </table:table-cell>
          <table:table-cell table:number-columns-repeated="2"/>
        </table:table-row>
        <table:table-row table:style-name="ro4" table:number-rows-repeated="2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 table:number-columns-repeated="2"/>
        </table:table-row>
        <table:table-row table:style-name="ro4">
          <table:table-cell table:style-name="ce11" office:value-type="string" calcext:value-type="string">
            <text:p>Weingarten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20"/>
          <table:covered-table-cell table:style-name="ce23"/>
          <table:covered-table-cell table:style-name="ce20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20"/>
          <table:covered-table-cell table:style-name="ce23"/>
          <table:covered-table-cell table:style-name="ce20"/>
          <table:table-cell table:style-name="ce20"/>
          <table:table-cell table:style-name="ce15" table:number-columns-repeated="2"/>
        </table:table-row>
        <table:table-row table:style-name="ro2">
          <table:table-cell table:style-name="ce11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20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number-columns-repeated="2" table:style-name="ce15"/>
        </table:table-row>
        <table:table-row table:style-name="ro4">
          <table:table-cell table:style-name="ce12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12"/>
          <table:table-cell office:value-type="float" office:value="0.120032" calcext:value-type="float">
            <text:p>1.20032E-01</text:p>
          </table:table-cell>
          <table:table-cell table:style-name="ce12"/>
          <table:table-cell office:value-type="float" office:value="0.0268038" calcext:value-type="float">
            <text:p>2.68038E-02</text:p>
          </table:table-cell>
          <table:table-cell table:style-name="ce12"/>
          <table:table-cell office:value-type="float" office:value="0.0377115" calcext:value-type="float">
            <text:p>3.77115E-02</text:p>
          </table:table-cell>
          <table:table-cell table:style-name="ce12"/>
          <table:table-cell table:style-name="ce12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12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12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12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12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12" table:formula="of:=LOG([.H15]/[.H16])/LOG([.$A15]/[.$A16])" office:value-type="float" office:value="1.55304223767711" calcext:value-type="float">
            <text:p>1.5530422377</text:p>
          </table:table-cell>
          <table:table-cell table:style-name="ce12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12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12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12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12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12" table:formula="of:=LOG([.H16]/[.H17])/LOG([.$A16]/[.$A17])" office:value-type="float" office:value="1.83873958014058" calcext:value-type="float">
            <text:p>1.8387395801</text:p>
          </table:table-cell>
          <table:table-cell table:style-name="ce12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12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12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12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12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12" table:formula="of:=LOG([.H17]/[.H18])/LOG([.$A17]/[.$A18])" office:value-type="float" office:value="1.21153093147917" calcext:value-type="float">
            <text:p>1.2115309315</text:p>
          </table:table-cell>
          <table:table-cell table:style-name="ce12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12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12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12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12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12" table:formula="of:=LOG([.H18]/[.H19])/LOG([.$A18]/[.$A19])" office:value-type="float" office:value="-0.334245452511943" calcext:value-type="float">
            <text:p>-0.3342454525</text:p>
          </table:table-cell>
          <table:table-cell table:style-name="ce12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12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12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12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12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12" table:formula="of:=LOG([.H19]/[.H20])/LOG([.$A19]/[.$A20])" office:value-type="float" office:value="0.982948164731642" calcext:value-type="float">
            <text:p>0.9829481647</text:p>
          </table:table-cell>
          <table:table-cell table:style-name="ce12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12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12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12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12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12" table:formula="of:=LOG([.H20]/[.H21])/LOG([.$A20]/[.$A21])" office:value-type="float" office:value="0.123304190917193" calcext:value-type="float">
            <text:p>0.1233041909</text:p>
          </table:table-cell>
          <table:table-cell table:style-name="ce12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12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12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12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12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12" table:formula="of:=LOG([.H21]/[.H22])/LOG([.$A21]/[.$A22])" office:value-type="float" office:value="0.218479141751749" calcext:value-type="float">
            <text:p>0.2184791418</text:p>
          </table:table-cell>
          <table:table-cell table:style-name="ce12" office:value-type="string" calcext:value-type="string">
            <text:p>250k</text:p>
          </table:table-cell>
          <table:table-cell table:number-columns-repeated="2"/>
        </table:table-row>
        <table:table-row table:style-name="ro4">
          <table:table-cell table:number-columns-repeated="12"/>
        </table:table-row>
        <table:table-row table:style-name="ro4" table:number-rows-repeated="2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 table:number-columns-repeated="2"/>
        </table:table-row>
        <table:table-row table:style-name="ro2">
          <table:table-cell table:style-name="ce13" office:value-type="string" calcext:value-type="string">
            <text:p>conAvNormals</text:p>
          </table:table-cell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 table:number-columns-repeated="2"/>
        </table:table-row>
        <table:table-row table:style-name="ro4">
          <table:table-cell table:style-name="ce11" office:value-type="string" calcext:value-type="string">
            <text:p>Weingarten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20"/>
          <table:covered-table-cell table:style-name="ce23"/>
          <table:covered-table-cell table:style-name="ce20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20"/>
          <table:covered-table-cell table:style-name="ce23"/>
          <table:covered-table-cell table:style-name="ce20"/>
          <table:table-cell table:style-name="ce20"/>
          <table:table-cell table:style-name="ce15" table:number-columns-repeated="2"/>
        </table:table-row>
        <table:table-row table:style-name="ro2">
          <table:table-cell table:style-name="ce11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20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number-columns-repeated="2" table:style-name="ce15"/>
        </table:table-row>
        <table:table-row table:style-name="ro4">
          <table:table-cell table:style-name="ce12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12"/>
          <table:table-cell office:value-type="float" office:value="0.113059" calcext:value-type="float">
            <text:p>1.13059E-01</text:p>
          </table:table-cell>
          <table:table-cell table:style-name="ce12"/>
          <table:table-cell office:value-type="float" office:value="0.0248099" calcext:value-type="float">
            <text:p>2.48099E-02</text:p>
          </table:table-cell>
          <table:table-cell table:style-name="ce12"/>
          <table:table-cell office:value-type="float" office:value="0.0292189" calcext:value-type="float">
            <text:p>2.92189E-02</text:p>
          </table:table-cell>
          <table:table-cell table:style-name="ce12"/>
          <table:table-cell table:style-name="ce12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12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12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12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12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12" table:formula="of:=LOG([.H29]/[.H30])/LOG([.$A29]/[.$A30])" office:value-type="float" office:value="1.58969719761449" calcext:value-type="float">
            <text:p>1.5896971976</text:p>
          </table:table-cell>
          <table:table-cell table:style-name="ce12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12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12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12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12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12" table:formula="of:=LOG([.H30]/[.H31])/LOG([.$A30]/[.$A31])" office:value-type="float" office:value="1.83417177186465" calcext:value-type="float">
            <text:p>1.8341717719</text:p>
          </table:table-cell>
          <table:table-cell table:style-name="ce12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12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12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12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12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12" table:formula="of:=LOG([.H31]/[.H32])/LOG([.$A31]/[.$A32])" office:value-type="float" office:value="1.29546753744433" calcext:value-type="float">
            <text:p>1.2954675374</text:p>
          </table:table-cell>
          <table:table-cell table:style-name="ce12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12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12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12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12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12" table:formula="of:=LOG([.H32]/[.H33])/LOG([.$A32]/[.$A33])" office:value-type="float" office:value="-0.0513512555518303" calcext:value-type="float">
            <text:p>-0.0513512556</text:p>
          </table:table-cell>
          <table:table-cell table:style-name="ce12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12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12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12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12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12" table:formula="of:=LOG([.H33]/[.H34])/LOG([.$A33]/[.$A34])" office:value-type="float" office:value="1.15418155083751" calcext:value-type="float">
            <text:p>1.1541815508</text:p>
          </table:table-cell>
          <table:table-cell table:style-name="ce12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12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12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12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12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12" table:formula="of:=LOG([.H34]/[.H35])/LOG([.$A34]/[.$A35])" office:value-type="float" office:value="0.481698056272697" calcext:value-type="float">
            <text:p>0.4816980563</text:p>
          </table:table-cell>
          <table:table-cell table:style-name="ce12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12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12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12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12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12" table:formula="of:=LOG([.H35]/[.H36])/LOG([.$A35]/[.$A36])" office:value-type="float" office:value="0.603836287197254" calcext:value-type="float">
            <text:p>0.6038362872</text:p>
          </table:table-cell>
          <table:table-cell table:style-name="ce12" office:value-type="string" calcext:value-type="string">
            <text:p>250k</text:p>
          </table:table-cell>
          <table:table-cell table:number-columns-repeated="2"/>
        </table:table-row>
        <table:table-row table:style-name="ro4" table:number-rows-repeated="3">
          <table:table-cell table:number-columns-repeated="12"/>
        </table:table-row>
        <table:table-row table:style-name="ro4">
          <table:table-cell table:style-name="ce14" office:value-type="string" calcext:value-type="string">
            <text:p>exakte Normalen</text:p>
          </table:table-cell>
          <table:table-cell table:number-columns-repeated="11"/>
        </table:table-row>
        <table:table-row table:style-name="ro4">
          <table:table-cell table:style-name="ce11" office:value-type="string" calcext:value-type="string">
            <text:p>Weingarten:</text:p>
          </table:table-cell>
          <table:table-cell table:style-name="ce16" office:value-type="string" calcext:value-type="string" table:number-columns-spanned="4" table:number-rows-spanned="1">
            <text:p>k1 * k2</text:p>
          </table:table-cell>
          <table:covered-table-cell table:style-name="ce20"/>
          <table:covered-table-cell table:style-name="ce23"/>
          <table:covered-table-cell table:style-name="ce20"/>
          <table:table-cell table:style-name="ce16" office:value-type="string" calcext:value-type="string" table:number-columns-spanned="4" table:number-rows-spanned="1">
            <text:p>0.5 * (k1 + k2)</text:p>
          </table:table-cell>
          <table:covered-table-cell table:style-name="ce20"/>
          <table:covered-table-cell table:style-name="ce23"/>
          <table:covered-table-cell table:style-name="ce20"/>
          <table:table-cell table:style-name="ce20"/>
          <table:table-cell table:style-name="ce15"/>
          <table:table-cell/>
        </table:table-row>
        <table:table-row table:style-name="ro2">
          <table:table-cell table:style-name="ce11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2H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H</text:p>
          </table:table-cell>
          <table:table-cell table:style-name="ce20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style-name="ce15"/>
          <table:covered-table-cell/>
        </table:table-row>
        <table:table-row table:style-name="ro4">
          <table:table-cell table:style-name="ce12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12"/>
          <table:table-cell office:value-type="float" office:value="0.118439" calcext:value-type="float">
            <text:p>1.18439E-01</text:p>
          </table:table-cell>
          <table:table-cell table:style-name="ce12"/>
          <table:table-cell office:value-type="float" office:value="0.0159035" calcext:value-type="float">
            <text:p>1.59035E-02</text:p>
          </table:table-cell>
          <table:table-cell table:style-name="ce12"/>
          <table:table-cell office:value-type="float" office:value="0.0183957" calcext:value-type="float">
            <text:p>1.83957E-02</text:p>
          </table:table-cell>
          <table:table-cell table:style-name="ce12"/>
          <table:table-cell table:style-name="ce12" office:value-type="string" calcext:value-type="string">
            <text:p>1k</text:p>
          </table:table-cell>
          <table:table-cell table:number-columns-repeated="2"/>
        </table:table-row>
        <table:table-row table:style-name="ro4">
          <table:table-cell table:style-name="ce12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12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12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12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12" table:formula="of:=LOG([.H43]/[.H44])/LOG([.$A43]/[.$A44])" office:value-type="float" office:value="1.79244480297415" calcext:value-type="float">
            <text:p>1.792444803</text:p>
          </table:table-cell>
          <table:table-cell table:style-name="ce12" office:value-type="string" calcext:value-type="string">
            <text:p>2k</text:p>
          </table:table-cell>
          <table:table-cell table:number-columns-repeated="2"/>
        </table:table-row>
        <table:table-row table:style-name="ro4">
          <table:table-cell table:style-name="ce12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12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12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12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12" table:formula="of:=LOG([.H44]/[.H45])/LOG([.$A44]/[.$A45])" office:value-type="float" office:value="1.85926138560287" calcext:value-type="float">
            <text:p>1.8592613856</text:p>
          </table:table-cell>
          <table:table-cell table:style-name="ce12" office:value-type="string" calcext:value-type="string">
            <text:p>5k</text:p>
          </table:table-cell>
          <table:table-cell table:number-columns-repeated="2"/>
        </table:table-row>
        <table:table-row table:style-name="ro4">
          <table:table-cell table:style-name="ce12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12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12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12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12" table:formula="of:=LOG([.H45]/[.H46])/LOG([.$A45]/[.$A46])" office:value-type="float" office:value="1.89393960675084" calcext:value-type="float">
            <text:p>1.8939396068</text:p>
          </table:table-cell>
          <table:table-cell table:style-name="ce12" office:value-type="string" calcext:value-type="string">
            <text:p>10k</text:p>
          </table:table-cell>
          <table:table-cell table:number-columns-repeated="2"/>
        </table:table-row>
        <table:table-row table:style-name="ro4">
          <table:table-cell table:style-name="ce12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12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12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12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12" table:formula="of:=LOG([.H46]/[.H47])/LOG([.$A46]/[.$A47])" office:value-type="float" office:value="1.92526804223295" calcext:value-type="float">
            <text:p>1.9252680422</text:p>
          </table:table-cell>
          <table:table-cell table:style-name="ce12" office:value-type="string" calcext:value-type="string">
            <text:p>25k</text:p>
          </table:table-cell>
          <table:table-cell table:number-columns-repeated="2"/>
        </table:table-row>
        <table:table-row table:style-name="ro4">
          <table:table-cell table:style-name="ce12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12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12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12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12" table:formula="of:=LOG([.H47]/[.H48])/LOG([.$A47]/[.$A48])" office:value-type="float" office:value="1.95001143985203" calcext:value-type="float">
            <text:p>1.9500114399</text:p>
          </table:table-cell>
          <table:table-cell table:style-name="ce12" office:value-type="string" calcext:value-type="string">
            <text:p>50k</text:p>
          </table:table-cell>
          <table:table-cell table:number-columns-repeated="2"/>
        </table:table-row>
        <table:table-row table:style-name="ro4">
          <table:table-cell table:style-name="ce12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12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12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12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12" table:formula="of:=LOG([.H48]/[.H49])/LOG([.$A48]/[.$A49])" office:value-type="float" office:value="1.93119691045086" calcext:value-type="float">
            <text:p>1.9311969105</text:p>
          </table:table-cell>
          <table:table-cell table:style-name="ce12" office:value-type="string" calcext:value-type="string">
            <text:p>100k</text:p>
          </table:table-cell>
          <table:table-cell table:number-columns-repeated="2"/>
        </table:table-row>
        <table:table-row table:style-name="ro4">
          <table:table-cell table:style-name="ce12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12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12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12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12" table:formula="of:=LOG([.H49]/[.H50])/LOG([.$A49]/[.$A50])" office:value-type="float" office:value="1.87137562152194" calcext:value-type="float">
            <text:p>1.8713756215</text:p>
          </table:table-cell>
          <table:table-cell table:style-name="ce12" office:value-type="string" calcext:value-type="string">
            <text:p>250k</text:p>
          </table:table-cell>
          <table:table-cell table:number-columns-repeated="2"/>
        </table:table-row>
        <table:table-row table:style-name="ro4" table:number-rows-repeated="2">
          <table:table-cell table:number-columns-repeated="12"/>
        </table:table-row>
        <table:table-row table:style-name="ro4">
          <table:table-cell table:style-name="ce14" office:value-type="string" calcext:value-type="string">
            <text:p>Normalen</text:p>
          </table:table-cell>
          <table:table-cell table:number-columns-repeated="11"/>
        </table:table-row>
        <table:table-row table:style-name="ro2">
          <table:table-cell table:style-name="ce11" office:value-type="string" calcext:value-type="string">
            <text:p>hMax</text:p>
          </table:table-cell>
          <table:table-cell table:style-name="ce16" office:value-type="string" calcext:value-type="string">
            <text:p>Err2K</text:p>
          </table:table-cell>
          <table:table-cell table:style-name="ce20" office:value-type="string" calcext:value-type="string">
            <text:p>EOC</text:p>
          </table:table-cell>
          <table:table-cell table:style-name="ce16" office:value-type="string" calcext:value-type="string">
            <text:p>ErrMaxK</text:p>
          </table:table-cell>
          <table:table-cell table:style-name="ce20" office:value-type="string" calcext:value-type="string">
            <text:p>EOC</text:p>
          </table:table-cell>
          <table:table-cell table:number-columns-repeated="7"/>
        </table:table-row>
        <table:table-row table:style-name="ro4">
          <table:table-cell table:style-name="ce12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12"/>
          <table:table-cell office:value-type="float" office:value="0.0134256" calcext:value-type="float">
            <text:p>1.34256E-02</text:p>
          </table:table-cell>
          <table:table-cell table:style-name="ce12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4">
          <table:table-cell table:style-name="ce12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12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12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4">
          <table:table-cell table:style-name="ce12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12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12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4">
          <table:table-cell table:style-name="ce12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12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12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4">
          <table:table-cell table:style-name="ce12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12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12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4">
          <table:table-cell table:style-name="ce12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12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12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4">
          <table:table-cell table:style-name="ce12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12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12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4">
          <table:table-cell table:style-name="ce12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12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12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4">
          <table:table-cell table:number-columns-repeated="12"/>
        </table:table-row>
        <table:table-row table:style-name="ro4">
          <table:table-cell table:style-name="ce14" office:value-type="string" calcext:value-type="string">
            <text:p>Sandbox</text:p>
          </table:table-cell>
          <table:table-cell table:number-columns-repeated="11"/>
        </table:table-row>
        <table:table-row table:style-name="ro4">
          <table:table-cell table:number-columns-repeated="12"/>
        </table:table-row>
        <table:table-row table:style-name="ro2">
          <table:table-cell table:style-name="ce15" office:value-type="string" calcext:value-type="string">
            <text:p>DOFs</text:p>
          </table:table-cell>
          <table:table-cell table:style-name="ce18" office:value-type="string" calcext:value-type="string">
            <text:p>hMax</text:p>
          </table:table-cell>
          <table:table-cell table:style-name="ce21" office:value-type="string" calcext:value-type="string">
            <text:p>Err2K</text:p>
          </table:table-cell>
          <table:table-cell table:style-name="ce18" office:value-type="string" calcext:value-type="string">
            <text:p>EOC</text:p>
          </table:table-cell>
          <table:table-cell table:style-name="ce21" office:value-type="string" calcext:value-type="string">
            <text:p>ErrMaxK</text:p>
          </table:table-cell>
          <table:table-cell table:style-name="ce18" office:value-type="string" calcext:value-type="string">
            <text:p>EOC</text:p>
          </table:table-cell>
          <table:table-cell table:style-name="ce21" office:value-type="string" calcext:value-type="string">
            <text:p>Err2H</text:p>
          </table:table-cell>
          <table:table-cell table:style-name="ce18" office:value-type="string" calcext:value-type="string">
            <text:p>EOC</text:p>
          </table:table-cell>
          <table:table-cell table:style-name="ce21" office:value-type="string" calcext:value-type="string">
            <text:p>ErrMaxH</text:p>
          </table:table-cell>
          <table:table-cell table:style-name="ce18" office:value-type="string" calcext:value-type="string">
            <text:p>EOC</text:p>
          </table:table-cell>
          <table:table-cell table:number-columns-repeated="2"/>
        </table:table-row>
        <table:table-row table:style-name="ro4">
          <table:table-cell office:value-type="float" office:value="1360" calcext:value-type="float">
            <text:p>1360</text:p>
          </table:table-cell>
          <table:table-cell table:style-name="ce19" office:value-type="float" office:value="0.263248" calcext:value-type="float">
            <text:p>0.263</text:p>
          </table:table-cell>
          <table:table-cell table:style-name="ce22" office:value-type="float" office:value="0.0589887" calcext:value-type="float">
            <text:p>5.90E-02</text:p>
          </table:table-cell>
          <table:table-cell table:style-name="ce26"/>
          <table:table-cell table:style-name="ce22" office:value-type="float" office:value="0.113059" calcext:value-type="float">
            <text:p>1.13E-01</text:p>
          </table:table-cell>
          <table:table-cell table:style-name="ce26"/>
          <table:table-cell table:style-name="ce22" office:value-type="float" office:value="0.0248099" calcext:value-type="float">
            <text:p>2.48E-02</text:p>
          </table:table-cell>
          <table:table-cell table:style-name="ce26"/>
          <table:table-cell table:style-name="ce22" office:value-type="float" office:value="0.0292189" calcext:value-type="float">
            <text:p>2.92E-02</text:p>
          </table:table-cell>
          <table:table-cell table:style-name="ce26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19" office:value-type="float" office:value="0.214754" calcext:value-type="float">
            <text:p>0.215</text:p>
          </table:table-cell>
          <table:table-cell table:style-name="ce22" office:value-type="float" office:value="0.0401822" calcext:value-type="float">
            <text:p>4.02E-02</text:p>
          </table:table-cell>
          <table:table-cell table:style-name="ce26" table:formula="of:=LOG([.C68]/[.C69])/LOG([.$B68]/[.$B69])" office:value-type="float" office:value="1.88563575824272" calcext:value-type="float">
            <text:p>1.89</text:p>
          </table:table-cell>
          <table:table-cell table:style-name="ce22" office:value-type="float" office:value="0.0777378" calcext:value-type="float">
            <text:p>7.77E-02</text:p>
          </table:table-cell>
          <table:table-cell table:style-name="ce26" table:formula="of:=LOG([.E68]/[.E69])/LOG([.$B68]/[.$B69])" office:value-type="float" office:value="1.83969541838869" calcext:value-type="float">
            <text:p>1.84</text:p>
          </table:table-cell>
          <table:table-cell table:style-name="ce22" office:value-type="float" office:value="0.0173329" calcext:value-type="float">
            <text:p>1.73E-02</text:p>
          </table:table-cell>
          <table:table-cell table:style-name="ce26" table:formula="of:=LOG([.G68]/[.G69])/LOG([.$B68]/[.$B69])" office:value-type="float" office:value="1.76144600835362" calcext:value-type="float">
            <text:p>1.76</text:p>
          </table:table-cell>
          <table:table-cell table:style-name="ce22" office:value-type="float" office:value="0.0211396" calcext:value-type="float">
            <text:p>2.11E-02</text:p>
          </table:table-cell>
          <table:table-cell table:style-name="ce26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4">
          <table:table-cell office:value-type="float" office:value="4752" calcext:value-type="float">
            <text:p>4752</text:p>
          </table:table-cell>
          <table:table-cell table:style-name="ce19" office:value-type="float" office:value="0.138422" calcext:value-type="float">
            <text:p>0.138</text:p>
          </table:table-cell>
          <table:table-cell table:style-name="ce22" office:value-type="float" office:value="0.0175346" calcext:value-type="float">
            <text:p>1.75E-02</text:p>
          </table:table-cell>
          <table:table-cell table:style-name="ce26" table:formula="of:=LOG([.C69]/[.C70])/LOG([.$B69]/[.$B70])" office:value-type="float" office:value="1.88814686234405" calcext:value-type="float">
            <text:p>1.89</text:p>
          </table:table-cell>
          <table:table-cell table:style-name="ce22" office:value-type="float" office:value="0.0362486" calcext:value-type="float">
            <text:p>3.62E-02</text:p>
          </table:table-cell>
          <table:table-cell table:style-name="ce26" table:formula="of:=LOG([.E69]/[.E70])/LOG([.$B69]/[.$B70])" office:value-type="float" office:value="1.73716949909354" calcext:value-type="float">
            <text:p>1.74</text:p>
          </table:table-cell>
          <table:table-cell table:style-name="ce22" office:value-type="float" office:value="0.00775109" calcext:value-type="float">
            <text:p>7.75E-03</text:p>
          </table:table-cell>
          <table:table-cell table:style-name="ce26" table:formula="of:=LOG([.G69]/[.G70])/LOG([.$B69]/[.$B70])" office:value-type="float" office:value="1.83241858833932" calcext:value-type="float">
            <text:p>1.83</text:p>
          </table:table-cell>
          <table:table-cell table:style-name="ce22" office:value-type="float" office:value="0.00944613" calcext:value-type="float">
            <text:p>9.45E-03</text:p>
          </table:table-cell>
          <table:table-cell table:style-name="ce26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4">
          <table:table-cell office:value-type="float" office:value="10192" calcext:value-type="float">
            <text:p>10192</text:p>
          </table:table-cell>
          <table:table-cell table:style-name="ce19" office:value-type="float" office:value="0.0940568" calcext:value-type="float">
            <text:p>0.094</text:p>
          </table:table-cell>
          <table:table-cell table:style-name="ce22" office:value-type="float" office:value="0.0083894" calcext:value-type="float">
            <text:p>8.39E-03</text:p>
          </table:table-cell>
          <table:table-cell table:style-name="ce26" table:formula="of:=LOG([.C70]/[.C71])/LOG([.$B70]/[.$B71])" office:value-type="float" office:value="1.90784561929563" calcext:value-type="float">
            <text:p>1.91</text:p>
          </table:table-cell>
          <table:table-cell table:style-name="ce22" office:value-type="float" office:value="0.0170546" calcext:value-type="float">
            <text:p>1.71E-02</text:p>
          </table:table-cell>
          <table:table-cell table:style-name="ce26" table:formula="of:=LOG([.E70]/[.E71])/LOG([.$B70]/[.$B71])" office:value-type="float" office:value="1.95125498024458" calcext:value-type="float">
            <text:p>1.95</text:p>
          </table:table-cell>
          <table:table-cell table:style-name="ce22" office:value-type="float" office:value="0.00374999" calcext:value-type="float">
            <text:p>3.75E-03</text:p>
          </table:table-cell>
          <table:table-cell table:style-name="ce26" table:formula="of:=LOG([.G70]/[.G71])/LOG([.$B70]/[.$B71])" office:value-type="float" office:value="1.87905025691916" calcext:value-type="float">
            <text:p>1.88</text:p>
          </table:table-cell>
          <table:table-cell table:style-name="ce22" office:value-type="float" office:value="0.00572605" calcext:value-type="float">
            <text:p>5.73E-03</text:p>
          </table:table-cell>
          <table:table-cell table:style-name="ce26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4">
          <table:table-cell office:value-type="float" office:value="24640" calcext:value-type="float">
            <text:p>24640</text:p>
          </table:table-cell>
          <table:table-cell table:style-name="ce19" office:value-type="float" office:value="0.0603108" calcext:value-type="float">
            <text:p>0.060</text:p>
          </table:table-cell>
          <table:table-cell table:style-name="ce22" office:value-type="float" office:value="0.00364332" calcext:value-type="float">
            <text:p>3.64E-03</text:p>
          </table:table-cell>
          <table:table-cell table:style-name="ce26" table:formula="of:=LOG([.C71]/[.C72])/LOG([.$B71]/[.$B72])" office:value-type="float" office:value="1.87690550376706" calcext:value-type="float">
            <text:p>1.88</text:p>
          </table:table-cell>
          <table:table-cell table:style-name="ce22" office:value-type="float" office:value="0.00749013" calcext:value-type="float">
            <text:p>7.49E-03</text:p>
          </table:table-cell>
          <table:table-cell table:style-name="ce26" table:formula="of:=LOG([.E71]/[.E72])/LOG([.$B71]/[.$B72])" office:value-type="float" office:value="1.8516126275637" calcext:value-type="float">
            <text:p>1.85</text:p>
          </table:table-cell>
          <table:table-cell table:style-name="ce22" office:value-type="float" office:value="0.00177822" calcext:value-type="float">
            <text:p>1.78E-03</text:p>
          </table:table-cell>
          <table:table-cell table:style-name="ce26" table:formula="of:=LOG([.G71]/[.G72])/LOG([.$B71]/[.$B72])" office:value-type="float" office:value="1.67903020625559" calcext:value-type="float">
            <text:p>1.68</text:p>
          </table:table-cell>
          <table:table-cell table:style-name="ce22" office:value-type="float" office:value="0.00585822" calcext:value-type="float">
            <text:p>5.86E-03</text:p>
          </table:table-cell>
          <table:table-cell table:style-name="ce26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4">
          <table:table-cell office:value-type="float" office:value="48832" calcext:value-type="float">
            <text:p>48832</text:p>
          </table:table-cell>
          <table:table-cell table:style-name="ce19" office:value-type="float" office:value="0.0427842" calcext:value-type="float">
            <text:p>0.043</text:p>
          </table:table-cell>
          <table:table-cell table:style-name="ce22" office:value-type="float" office:value="0.00212024" calcext:value-type="float">
            <text:p>2.12E-03</text:p>
          </table:table-cell>
          <table:table-cell table:style-name="ce26" table:formula="of:=LOG([.C72]/[.C73])/LOG([.$B72]/[.$B73])" office:value-type="float" office:value="1.57675310566706" calcext:value-type="float">
            <text:p>1.58</text:p>
          </table:table-cell>
          <table:table-cell table:style-name="ce22" office:value-type="float" office:value="0.00480814" calcext:value-type="float">
            <text:p>4.81E-03</text:p>
          </table:table-cell>
          <table:table-cell table:style-name="ce26" table:formula="of:=LOG([.E72]/[.E73])/LOG([.$B72]/[.$B73])" office:value-type="float" office:value="1.29106089593619" calcext:value-type="float">
            <text:p>1.29</text:p>
          </table:table-cell>
          <table:table-cell table:style-name="ce22" office:value-type="float" office:value="0.00140767" calcext:value-type="float">
            <text:p>1.41E-03</text:p>
          </table:table-cell>
          <table:table-cell table:style-name="ce26" table:formula="of:=LOG([.G72]/[.G73])/LOG([.$B72]/[.$B73])" office:value-type="float" office:value="0.680594839007894" calcext:value-type="float">
            <text:p>0.68</text:p>
          </table:table-cell>
          <table:table-cell table:style-name="ce22" office:value-type="float" office:value="0.00394152" calcext:value-type="float">
            <text:p>3.94E-03</text:p>
          </table:table-cell>
          <table:table-cell table:style-name="ce26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4">
          <table:table-cell office:value-type="float" office:value="100480" calcext:value-type="float">
            <text:p>100480</text:p>
          </table:table-cell>
          <table:table-cell table:style-name="ce19" office:value-type="float" office:value="0.0297978" calcext:value-type="float">
            <text:p>0.030</text:p>
          </table:table-cell>
          <table:table-cell table:style-name="ce22" office:value-type="float" office:value="0.00139385" calcext:value-type="float">
            <text:p>1.39E-03</text:p>
          </table:table-cell>
          <table:table-cell table:style-name="ce26" table:formula="of:=LOG([.C73]/[.C74])/LOG([.$B73]/[.$B74])" office:value-type="float" office:value="1.15957921430917" calcext:value-type="float">
            <text:p>1.16</text:p>
          </table:table-cell>
          <table:table-cell table:style-name="ce22" office:value-type="float" office:value="0.00422722" calcext:value-type="float">
            <text:p>4.23E-03</text:p>
          </table:table-cell>
          <table:table-cell table:style-name="ce26" table:formula="of:=LOG([.E73]/[.E74])/LOG([.$B73]/[.$B74])" office:value-type="float" office:value="0.355967749507193" calcext:value-type="float">
            <text:p>0.36</text:p>
          </table:table-cell>
          <table:table-cell table:style-name="ce22" office:value-type="float" office:value="0.00118653" calcext:value-type="float">
            <text:p>1.19E-03</text:p>
          </table:table-cell>
          <table:table-cell table:style-name="ce26" table:formula="of:=LOG([.G73]/[.G74])/LOG([.$B73]/[.$B74])" office:value-type="float" office:value="0.472453868458895" calcext:value-type="float">
            <text:p>0.47</text:p>
          </table:table-cell>
          <table:table-cell table:style-name="ce22" office:value-type="float" office:value="0.00331123" calcext:value-type="float">
            <text:p>3.31E-03</text:p>
          </table:table-cell>
          <table:table-cell table:style-name="ce26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4">
          <table:table-cell office:value-type="float" office:value="250992" calcext:value-type="float">
            <text:p>250992</text:p>
          </table:table-cell>
          <table:table-cell table:style-name="ce19" office:value-type="float" office:value="0.0188374" calcext:value-type="float">
            <text:p>0.019</text:p>
          </table:table-cell>
          <table:table-cell table:style-name="ce22" office:value-type="float" office:value="0.000884444" calcext:value-type="float">
            <text:p>8.84E-04</text:p>
          </table:table-cell>
          <table:table-cell table:style-name="ce26" table:formula="of:=LOG([.C74]/[.C75])/LOG([.$B74]/[.$B75])" office:value-type="float" office:value="0.991878312079754" calcext:value-type="float">
            <text:p>0.99</text:p>
          </table:table-cell>
          <table:table-cell table:style-name="ce22" office:value-type="float" office:value="0.00373022" calcext:value-type="float">
            <text:p>3.73E-03</text:p>
          </table:table-cell>
          <table:table-cell table:style-name="ce26" table:formula="of:=LOG([.E74]/[.E75])/LOG([.$B74]/[.$B75])" office:value-type="float" office:value="0.272743123323582" calcext:value-type="float">
            <text:p>0.27</text:p>
          </table:table-cell>
          <table:table-cell table:style-name="ce22" office:value-type="float" office:value="0.000823916" calcext:value-type="float">
            <text:p>8.24E-04</text:p>
          </table:table-cell>
          <table:table-cell table:style-name="ce26" table:formula="of:=LOG([.G74]/[.G75])/LOG([.$B74]/[.$B75])" office:value-type="float" office:value="0.795306331520313" calcext:value-type="float">
            <text:p>0.80</text:p>
          </table:table-cell>
          <table:table-cell table:style-name="ce22" office:value-type="float" office:value="0.00251031" calcext:value-type="float">
            <text:p>2.51E-03</text:p>
          </table:table-cell>
          <table:table-cell table:style-name="ce26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4" table:number-rows-repeated="104850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HeineC" table:style-name="ta1">
        <table:table-column table:style-name="co5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default-cell-style-name="ce35"/>
        <table:table-column table:style-name="co1" table:default-cell-style-name="ce37"/>
        <table:table-column table:style-name="co1" table:number-columns-repeated="1015" table:default-cell-style-name="ce25"/>
        <table:table-row table:style-name="ro3">
          <table:table-cell table:style-name="ce38"/>
          <table:table-cell table:style-name="ce39" office:value-type="string" calcext:value-type="string" table:number-columns-spanned="4" table:number-rows-spanned="1">
            <text:p>Gauss-Bonnet</text:p>
          </table:table-cell>
          <table:covered-table-cell table:style-name="ce40"/>
          <table:covered-table-cell table:style-name="ce39"/>
          <table:covered-table-cell table:style-name="ce40"/>
          <table:table-cell table:style-name="ce39" office:value-type="string" calcext:value-type="string" table:number-columns-spanned="4" table:number-rows-spanned="1">
            <text:p>Laplace(X)</text:p>
          </table:table-cell>
          <table:covered-table-cell table:style-name="ce40"/>
          <table:covered-table-cell table:style-name="ce39"/>
          <table:covered-table-cell table:style-name="ce40"/>
          <table:table-cell table:style-name="ce24"/>
          <table:table-cell table:style-name="ce33" table:number-columns-repeated="2"/>
          <table:table-cell table:number-columns-repeated="1012"/>
        </table:table-row>
        <table:table-row table:style-name="ro3">
          <table:table-cell table:style-name="ce38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 table:style-name="ce33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0605908" calcext:value-type="float">
            <text:p>6.06E-02</text:p>
          </table:table-cell>
          <table:table-cell/>
          <table:table-cell office:value-type="float" office:value="0.0585884" calcext:value-type="float">
            <text:p>5.86E-02</text:p>
          </table:table-cell>
          <table:table-cell/>
          <table:table-cell office:value-type="float" office:value="0.037736" calcext:value-type="float">
            <text:p>3.77E-02</text:p>
          </table:table-cell>
          <table:table-cell/>
          <table:table-cell office:value-type="float" office:value="0.13217" calcext:value-type="float">
            <text:p>1.3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0304249" calcext:value-type="float">
            <text:p>3.04E-02</text:p>
          </table:table-cell>
          <table:table-cell table:formula="of:=LOG([.B3]/[.B4])/LOG([.$A3]/[.$A4])" office:value-type="float" office:value="2.08092841315459" calcext:value-type="float">
            <text:p>2.08</text:p>
          </table:table-cell>
          <table:table-cell office:value-type="float" office:value="0.0552849" calcext:value-type="float">
            <text:p>5.53E-02</text:p>
          </table:table-cell>
          <table:table-cell table:formula="of:=LOG([.D3]/[.D4])/LOG([.$A3]/[.$A4])" office:value-type="float" office:value="0.175314065777003" calcext:value-type="float">
            <text:p>0.18</text:p>
          </table:table-cell>
          <table:table-cell office:value-type="float" office:value="0.0224912" calcext:value-type="float">
            <text:p>2.25E-02</text:p>
          </table:table-cell>
          <table:table-cell table:formula="of:=LOG([.F3]/[.F4])/LOG([.$A3]/[.$A4])" office:value-type="float" office:value="1.56320091727319" calcext:value-type="float">
            <text:p>1.56</text:p>
          </table:table-cell>
          <table:table-cell office:value-type="float" office:value="0.0819829" calcext:value-type="float">
            <text:p>8.20E-02</text:p>
          </table:table-cell>
          <table:table-cell table:formula="of:=LOG([.H3]/[.H4])/LOG([.$A3]/[.$A4])" office:value-type="float" office:value="1.442636957485" calcext:value-type="float">
            <text:p>1.44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117452" calcext:value-type="float">
            <text:p>1.17E-02</text:p>
          </table:table-cell>
          <table:table-cell table:formula="of:=LOG([.B4]/[.B5])/LOG([.$A4]/[.$A5])" office:value-type="float" office:value="1.93385419647169" calcext:value-type="float">
            <text:p>1.93</text:p>
          </table:table-cell>
          <table:table-cell office:value-type="float" office:value="0.053577" calcext:value-type="float">
            <text:p>5.36E-02</text:p>
          </table:table-cell>
          <table:table-cell table:formula="of:=LOG([.D4]/[.D5])/LOG([.$A4]/[.$A5])" office:value-type="float" office:value="0.0637562205054551" calcext:value-type="float">
            <text:p>0.06</text:p>
          </table:table-cell>
          <table:table-cell office:value-type="float" office:value="0.0103995" calcext:value-type="float">
            <text:p>1.04E-02</text:p>
          </table:table-cell>
          <table:table-cell table:formula="of:=LOG([.F4]/[.F5])/LOG([.$A4]/[.$A5])" office:value-type="float" office:value="1.56722416022845" calcext:value-type="float">
            <text:p>1.57</text:p>
          </table:table-cell>
          <table:table-cell office:value-type="float" office:value="0.0354003" calcext:value-type="float">
            <text:p>3.54E-02</text:p>
          </table:table-cell>
          <table:table-cell table:formula="of:=LOG([.H4]/[.H5])/LOG([.$A4]/[.$A5])" office:value-type="float" office:value="1.70624466718323" calcext:value-type="float">
            <text:p>1.71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784945" calcext:value-type="float">
            <text:p>0.078</text:p>
          </table:table-cell>
          <table:table-cell office:value-type="float" office:value="0.00648864" calcext:value-type="float">
            <text:p>6.49E-03</text:p>
          </table:table-cell>
          <table:table-cell table:formula="of:=LOG([.B5]/[.B6])/LOG([.$A5]/[.$A6])" office:value-type="float" office:value="1.78914394416436" calcext:value-type="float">
            <text:p>1.79</text:p>
          </table:table-cell>
          <table:table-cell office:value-type="float" office:value="0.0517027" calcext:value-type="float">
            <text:p>5.17E-02</text:p>
          </table:table-cell>
          <table:table-cell table:formula="of:=LOG([.D5]/[.D6])/LOG([.$A5]/[.$A6])" office:value-type="float" office:value="0.107367829458015" calcext:value-type="float">
            <text:p>0.11</text:p>
          </table:table-cell>
          <table:table-cell office:value-type="float" office:value="0.00589007" calcext:value-type="float">
            <text:p>5.89E-03</text:p>
          </table:table-cell>
          <table:table-cell table:formula="of:=LOG([.F5]/[.F6])/LOG([.$A5]/[.$A6])" office:value-type="float" office:value="1.71406202811825" calcext:value-type="float">
            <text:p>1.71</text:p>
          </table:table-cell>
          <table:table-cell office:value-type="float" office:value="0.0198031" calcext:value-type="float">
            <text:p>1.98E-02</text:p>
          </table:table-cell>
          <table:table-cell table:formula="of:=LOG([.H5]/[.H6])/LOG([.$A5]/[.$A6])" office:value-type="float" office:value="1.75142520042222" calcext:value-type="float">
            <text:p>1.75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503854" calcext:value-type="float">
            <text:p>0.050</text:p>
          </table:table-cell>
          <table:table-cell office:value-type="float" office:value="0.00307695" calcext:value-type="float">
            <text:p>3.08E-03</text:p>
          </table:table-cell>
          <table:table-cell table:formula="of:=LOG([.B6]/[.B7])/LOG([.$A6]/[.$A7])" office:value-type="float" office:value="1.6829877880363" calcext:value-type="float">
            <text:p>1.68</text:p>
          </table:table-cell>
          <table:table-cell office:value-type="float" office:value="0.0512228" calcext:value-type="float">
            <text:p>5.12E-02</text:p>
          </table:table-cell>
          <table:table-cell table:formula="of:=LOG([.D6]/[.D7])/LOG([.$A6]/[.$A7])" office:value-type="float" office:value="0.0210347143883774" calcext:value-type="float">
            <text:p>0.02</text:p>
          </table:table-cell>
          <table:table-cell office:value-type="float" office:value="0.0026113" calcext:value-type="float">
            <text:p>2.61E-03</text:p>
          </table:table-cell>
          <table:table-cell table:formula="of:=LOG([.F6]/[.F7])/LOG([.$A6]/[.$A7])" office:value-type="float" office:value="1.8348070436407" calcext:value-type="float">
            <text:p>1.83</text:p>
          </table:table-cell>
          <table:table-cell office:value-type="float" office:value="0.0171172" calcext:value-type="float">
            <text:p>1.71E-02</text:p>
          </table:table-cell>
          <table:table-cell table:formula="of:=LOG([.H6]/[.H7])/LOG([.$A6]/[.$A7])" office:value-type="float" office:value="0.328774583177185" calcext:value-type="float">
            <text:p>0.3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364551" calcext:value-type="float">
            <text:p>0.036</text:p>
          </table:table-cell>
          <table:table-cell office:value-type="float" office:value="0.00183794" calcext:value-type="float">
            <text:p>1.84E-03</text:p>
          </table:table-cell>
          <table:table-cell table:formula="of:=LOG([.B7]/[.B8])/LOG([.$A7]/[.$A8])" office:value-type="float" office:value="1.59227901028282" calcext:value-type="float">
            <text:p>1.59</text:p>
          </table:table-cell>
          <table:table-cell office:value-type="float" office:value="0.052223" calcext:value-type="float">
            <text:p>5.22E-02</text:p>
          </table:table-cell>
          <table:table-cell table:formula="of:=LOG([.D7]/[.D8])/LOG([.$A7]/[.$A8])" office:value-type="float" office:value="-0.059756073230094" calcext:value-type="float">
            <text:p>-0.06</text:p>
          </table:table-cell>
          <table:table-cell office:value-type="float" office:value="0.00140573" calcext:value-type="float">
            <text:p>1.41E-03</text:p>
          </table:table-cell>
          <table:table-cell table:formula="of:=LOG([.F7]/[.F8])/LOG([.$A7]/[.$A8])" office:value-type="float" office:value="1.91363722782707" calcext:value-type="float">
            <text:p>1.91</text:p>
          </table:table-cell>
          <table:table-cell office:value-type="float" office:value="0.0164807" calcext:value-type="float">
            <text:p>1.65E-02</text:p>
          </table:table-cell>
          <table:table-cell table:formula="of:=LOG([.H7]/[.H8])/LOG([.$A7]/[.$A8])" office:value-type="float" office:value="0.117093494740751" calcext:value-type="float">
            <text:p>0.1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257207" calcext:value-type="float">
            <text:p>0.026</text:p>
          </table:table-cell>
          <table:table-cell office:value-type="float" office:value="0.00111634" calcext:value-type="float">
            <text:p>1.12E-03</text:p>
          </table:table-cell>
          <table:table-cell table:formula="of:=LOG([.B8]/[.B9])/LOG([.$A8]/[.$A9])" office:value-type="float" office:value="1.42950397261357" calcext:value-type="float">
            <text:p>1.43</text:p>
          </table:table-cell>
          <table:table-cell office:value-type="float" office:value="0.0519484" calcext:value-type="float">
            <text:p>5.19E-02</text:p>
          </table:table-cell>
          <table:table-cell table:formula="of:=LOG([.D8]/[.D9])/LOG([.$A8]/[.$A9])" office:value-type="float" office:value="0.0151155836725354" calcext:value-type="float">
            <text:p>0.02</text:p>
          </table:table-cell>
          <table:table-cell office:value-type="float" office:value="0.000726692" calcext:value-type="float">
            <text:p>7.27E-04</text:p>
          </table:table-cell>
          <table:table-cell table:formula="of:=LOG([.F8]/[.F9])/LOG([.$A8]/[.$A9])" office:value-type="float" office:value="1.89173506806191" calcext:value-type="float">
            <text:p>1.89</text:p>
          </table:table-cell>
          <table:table-cell office:value-type="float" office:value="0.0162289" calcext:value-type="float">
            <text:p>1.62E-02</text:p>
          </table:table-cell>
          <table:table-cell table:formula="of:=LOG([.H8]/[.H9])/LOG([.$A8]/[.$A9])" office:value-type="float" office:value="0.0441429095675888" calcext:value-type="float">
            <text:p>0.0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167543" calcext:value-type="float">
            <text:p>0.017</text:p>
          </table:table-cell>
          <table:table-cell office:value-type="float" office:value="0.0006237" calcext:value-type="float">
            <text:p>6.24E-04</text:p>
          </table:table-cell>
          <table:table-cell table:formula="of:=LOG([.B9]/[.B10])/LOG([.$A9]/[.$A10])" office:value-type="float" office:value="1.35810861996622" calcext:value-type="float">
            <text:p>1.36</text:p>
          </table:table-cell>
          <table:table-cell office:value-type="float" office:value="0.0534929" calcext:value-type="float">
            <text:p>5.35E-02</text:p>
          </table:table-cell>
          <table:table-cell table:formula="of:=LOG([.D9]/[.D10])/LOG([.$A9]/[.$A10])" office:value-type="float" office:value="-0.0683509154158864" calcext:value-type="float">
            <text:p>-0.07</text:p>
          </table:table-cell>
          <table:table-cell office:value-type="float" office:value="0.00032242" calcext:value-type="float">
            <text:p>3.22E-04</text:p>
          </table:table-cell>
          <table:table-cell table:formula="of:=LOG([.F9]/[.F10])/LOG([.$A9]/[.$A10])" office:value-type="float" office:value="1.89586940270213" calcext:value-type="float">
            <text:p>1.90</text:p>
          </table:table-cell>
          <table:table-cell office:value-type="float" office:value="0.0156743" calcext:value-type="float">
            <text:p>1.57E-02</text:p>
          </table:table-cell>
          <table:table-cell table:formula="of:=LOG([.H9]/[.H10])/LOG([.$A9]/[.$A10])" office:value-type="float" office:value="0.0811195406238109" calcext:value-type="float">
            <text:p>0.0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8" office:value-type="string" calcext:value-type="string">
            <text:p>Weingarten:</text:p>
          </table:table-cell>
          <table:table-cell table:style-name="ce39" office:value-type="string" calcext:value-type="string" table:number-columns-spanned="4" table:number-rows-spanned="1">
            <text:p>k1 * k2</text:p>
          </table:table-cell>
          <table:covered-table-cell table:style-name="ce40"/>
          <table:covered-table-cell table:style-name="ce41"/>
          <table:covered-table-cell table:style-name="ce40"/>
          <table:table-cell table:style-name="ce39" office:value-type="string" calcext:value-type="string" table:number-columns-spanned="4" table:number-rows-spanned="1">
            <text:p>0.5 * (k1 + k2)</text:p>
          </table:table-cell>
          <table:covered-table-cell table:style-name="ce40"/>
          <table:covered-table-cell table:style-name="ce41"/>
          <table:covered-table-cell table:style-name="ce40"/>
          <table:table-cell table:style-name="ce33"/>
          <table:table-cell table:number-columns-repeated="1014"/>
        </table:table-row>
        <table:table-row table:style-name="ro3">
          <table:table-cell table:style-name="ce38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office:value-type="float" office:value="0.209717" calcext:value-type="float">
            <text:p>2.10E-01</text:p>
          </table:table-cell>
          <table:table-cell/>
          <table:table-cell office:value-type="float" office:value="0.47307" calcext:value-type="float">
            <text:p>4.73E-01</text:p>
          </table:table-cell>
          <table:table-cell/>
          <table:table-cell office:value-type="float" office:value="0.0968374" calcext:value-type="float">
            <text:p>9.68E-02</text:p>
          </table:table-cell>
          <table:table-cell/>
          <table:table-cell office:value-type="float" office:value="0.321923" calcext:value-type="float">
            <text:p>3.22E-01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office:value-type="float" office:value="0.139978" calcext:value-type="float">
            <text:p>1.40E-01</text:p>
          </table:table-cell>
          <table:table-cell table:formula="of:=LOG([.B15]/[.B16])/LOG([.$A15]/[.$A16])" office:value-type="float" office:value="1.22120341602966" calcext:value-type="float">
            <text:p>1.22</text:p>
          </table:table-cell>
          <table:table-cell office:value-type="float" office:value="0.326632" calcext:value-type="float">
            <text:p>3.27E-01</text:p>
          </table:table-cell>
          <table:table-cell table:formula="of:=LOG([.D15]/[.D16])/LOG([.$A15]/[.$A16])" office:value-type="float" office:value="1.11890770547588" calcext:value-type="float">
            <text:p>1.12</text:p>
          </table:table-cell>
          <table:table-cell office:value-type="float" office:value="0.0639814" calcext:value-type="float">
            <text:p>6.40E-02</text:p>
          </table:table-cell>
          <table:table-cell table:formula="of:=LOG([.F15]/[.F16])/LOG([.$A15]/[.$A16])" office:value-type="float" office:value="1.25191561660033" calcext:value-type="float">
            <text:p>1.25</text:p>
          </table:table-cell>
          <table:table-cell office:value-type="float" office:value="0.219472" calcext:value-type="float">
            <text:p>2.19E-01</text:p>
          </table:table-cell>
          <table:table-cell table:formula="of:=LOG([.H15]/[.H16])/LOG([.$A15]/[.$A16])" office:value-type="float" office:value="1.15720611348096" calcext:value-type="float">
            <text:p>1.16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office:value-type="float" office:value="0.0689603" calcext:value-type="float">
            <text:p>6.90E-02</text:p>
          </table:table-cell>
          <table:table-cell table:formula="of:=LOG([.B16]/[.B17])/LOG([.$A16]/[.$A17])" office:value-type="float" office:value="1.43838658003368" calcext:value-type="float">
            <text:p>1.44</text:p>
          </table:table-cell>
          <table:table-cell office:value-type="float" office:value="0.157128" calcext:value-type="float">
            <text:p>1.57E-01</text:p>
          </table:table-cell>
          <table:table-cell table:formula="of:=LOG([.D16]/[.D17])/LOG([.$A16]/[.$A17])" office:value-type="float" office:value="1.48678106053332" calcext:value-type="float">
            <text:p>1.49</text:p>
          </table:table-cell>
          <table:table-cell office:value-type="float" office:value="0.0307902" calcext:value-type="float">
            <text:p>3.08E-02</text:p>
          </table:table-cell>
          <table:table-cell table:formula="of:=LOG([.F16]/[.F17])/LOG([.$A16]/[.$A17])" office:value-type="float" office:value="1.48601420364401" calcext:value-type="float">
            <text:p>1.49</text:p>
          </table:table-cell>
          <table:table-cell office:value-type="float" office:value="0.105216" calcext:value-type="float">
            <text:p>1.05E-01</text:p>
          </table:table-cell>
          <table:table-cell table:formula="of:=LOG([.H16]/[.H17])/LOG([.$A16]/[.$A17])" office:value-type="float" office:value="1.49376192538362" calcext:value-type="float">
            <text:p>1.4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784945" calcext:value-type="float">
            <text:p>0.078</text:p>
          </table:table-cell>
          <table:table-cell office:value-type="float" office:value="0.0397115" calcext:value-type="float">
            <text:p>3.97E-02</text:p>
          </table:table-cell>
          <table:table-cell table:formula="of:=LOG([.B17]/[.B18])/LOG([.$A17]/[.$A18])" office:value-type="float" office:value="1.66401206809934" calcext:value-type="float">
            <text:p>1.66</text:p>
          </table:table-cell>
          <table:table-cell office:value-type="float" office:value="0.0915163" calcext:value-type="float">
            <text:p>9.15E-02</text:p>
          </table:table-cell>
          <table:table-cell table:formula="of:=LOG([.D17]/[.D18])/LOG([.$A17]/[.$A18])" office:value-type="float" office:value="1.62980107919156" calcext:value-type="float">
            <text:p>1.63</text:p>
          </table:table-cell>
          <table:table-cell office:value-type="float" office:value="0.0175462" calcext:value-type="float">
            <text:p>1.75E-02</text:p>
          </table:table-cell>
          <table:table-cell table:formula="of:=LOG([.F17]/[.F18])/LOG([.$A17]/[.$A18])" office:value-type="float" office:value="1.69557699180157" calcext:value-type="float">
            <text:p>1.70</text:p>
          </table:table-cell>
          <table:table-cell office:value-type="float" office:value="0.0610161" calcext:value-type="float">
            <text:p>6.10E-02</text:p>
          </table:table-cell>
          <table:table-cell table:formula="of:=LOG([.H17]/[.H18])/LOG([.$A17]/[.$A18])" office:value-type="float" office:value="1.64286844985149" calcext:value-type="float">
            <text:p>1.6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503854" calcext:value-type="float">
            <text:p>0.050</text:p>
          </table:table-cell>
          <table:table-cell office:value-type="float" office:value="0.0177063" calcext:value-type="float">
            <text:p>1.77E-02</text:p>
          </table:table-cell>
          <table:table-cell table:formula="of:=LOG([.B18]/[.B19])/LOG([.$A18]/[.$A19])" office:value-type="float" office:value="1.82195109465776" calcext:value-type="float">
            <text:p>1.82</text:p>
          </table:table-cell>
          <table:table-cell office:value-type="float" office:value="0.0404486" calcext:value-type="float">
            <text:p>4.04E-02</text:p>
          </table:table-cell>
          <table:table-cell table:formula="of:=LOG([.D18]/[.D19])/LOG([.$A18]/[.$A19])" office:value-type="float" office:value="1.84172149944922" calcext:value-type="float">
            <text:p>1.84</text:p>
          </table:table-cell>
          <table:table-cell office:value-type="float" office:value="0.00775927" calcext:value-type="float">
            <text:p>7.76E-03</text:p>
          </table:table-cell>
          <table:table-cell table:formula="of:=LOG([.F18]/[.F19])/LOG([.$A18]/[.$A19])" office:value-type="float" office:value="1.84051263682342" calcext:value-type="float">
            <text:p>1.84</text:p>
          </table:table-cell>
          <table:table-cell office:value-type="float" office:value="0.0269507" calcext:value-type="float">
            <text:p>2.70E-02</text:p>
          </table:table-cell>
          <table:table-cell table:formula="of:=LOG([.H18]/[.H19])/LOG([.$A18]/[.$A19])" office:value-type="float" office:value="1.84317285783037" calcext:value-type="float">
            <text:p>1.84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364551" calcext:value-type="float">
            <text:p>0.036</text:p>
          </table:table-cell>
          <table:table-cell office:value-type="float" office:value="0.00952316" calcext:value-type="float">
            <text:p>9.52E-03</text:p>
          </table:table-cell>
          <table:table-cell table:formula="of:=LOG([.B19]/[.B20])/LOG([.$A19]/[.$A20])" office:value-type="float" office:value="1.91642550081953" calcext:value-type="float">
            <text:p>1.92</text:p>
          </table:table-cell>
          <table:table-cell office:value-type="float" office:value="0.0216735" calcext:value-type="float">
            <text:p>2.17E-02</text:p>
          </table:table-cell>
          <table:table-cell table:formula="of:=LOG([.D19]/[.D20])/LOG([.$A19]/[.$A20])" office:value-type="float" office:value="1.92800677893831" calcext:value-type="float">
            <text:p>1.93</text:p>
          </table:table-cell>
          <table:table-cell office:value-type="float" office:value="0.00415056" calcext:value-type="float">
            <text:p>4.15E-03</text:p>
          </table:table-cell>
          <table:table-cell table:formula="of:=LOG([.F19]/[.F20])/LOG([.$A19]/[.$A20])" office:value-type="float" office:value="1.93326997685043" calcext:value-type="float">
            <text:p>1.93</text:p>
          </table:table-cell>
          <table:table-cell office:value-type="float" office:value="0.0144433" calcext:value-type="float">
            <text:p>1.44E-02</text:p>
          </table:table-cell>
          <table:table-cell table:formula="of:=LOG([.H19]/[.H20])/LOG([.$A19]/[.$A20])" office:value-type="float" office:value="1.92750284135533" calcext:value-type="float">
            <text:p>1.9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257207" calcext:value-type="float">
            <text:p>0.026</text:p>
          </table:table-cell>
          <table:table-cell office:value-type="float" office:value="0.00482189" calcext:value-type="float">
            <text:p>4.82E-03</text:p>
          </table:table-cell>
          <table:table-cell table:formula="of:=LOG([.B20]/[.B21])/LOG([.$A20]/[.$A21])" office:value-type="float" office:value="1.95123147206087" calcext:value-type="float">
            <text:p>1.95</text:p>
          </table:table-cell>
          <table:table-cell office:value-type="float" office:value="0.0109678" calcext:value-type="float">
            <text:p>1.10E-02</text:p>
          </table:table-cell>
          <table:table-cell table:formula="of:=LOG([.D20]/[.D21])/LOG([.$A20]/[.$A21])" office:value-type="float" office:value="1.95285381640528" calcext:value-type="float">
            <text:p>1.95</text:p>
          </table:table-cell>
          <table:table-cell office:value-type="float" office:value="0.00209925" calcext:value-type="float">
            <text:p>2.10E-03</text:p>
          </table:table-cell>
          <table:table-cell table:formula="of:=LOG([.F20]/[.F21])/LOG([.$A20]/[.$A21])" office:value-type="float" office:value="1.95439206357537" calcext:value-type="float">
            <text:p>1.95</text:p>
          </table:table-cell>
          <table:table-cell office:value-type="float" office:value="0.00730565" calcext:value-type="float">
            <text:p>7.31E-03</text:p>
          </table:table-cell>
          <table:table-cell table:formula="of:=LOG([.H20]/[.H21])/LOG([.$A20]/[.$A21])" office:value-type="float" office:value="1.95416123672756" calcext:value-type="float">
            <text:p>1.95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167543" calcext:value-type="float">
            <text:p>0.017</text:p>
          </table:table-cell>
          <table:table-cell office:value-type="float" office:value="0.00206855" calcext:value-type="float">
            <text:p>2.07E-03</text:p>
          </table:table-cell>
          <table:table-cell table:formula="of:=LOG([.B21]/[.B22])/LOG([.$A21]/[.$A22])" office:value-type="float" office:value="1.9744208935465" calcext:value-type="float">
            <text:p>1.97</text:p>
          </table:table-cell>
          <table:table-cell office:value-type="float" office:value="0.00471233" calcext:value-type="float">
            <text:p>4.71E-03</text:p>
          </table:table-cell>
          <table:table-cell table:formula="of:=LOG([.D21]/[.D22])/LOG([.$A21]/[.$A22])" office:value-type="float" office:value="1.97083547204597" calcext:value-type="float">
            <text:p>1.97</text:p>
          </table:table-cell>
          <table:table-cell office:value-type="float" office:value="0.00089715" calcext:value-type="float">
            <text:p>8.97E-04</text:p>
          </table:table-cell>
          <table:table-cell table:formula="of:=LOG([.F21]/[.F22])/LOG([.$A21]/[.$A22])" office:value-type="float" office:value="1.98327271760155" calcext:value-type="float">
            <text:p>1.98</text:p>
          </table:table-cell>
          <table:table-cell office:value-type="float" office:value="0.00313838" calcext:value-type="float">
            <text:p>3.14E-03</text:p>
          </table:table-cell>
          <table:table-cell table:formula="of:=LOG([.H21]/[.H22])/LOG([.$A21]/[.$A22])" office:value-type="float" office:value="1.97120885848182" calcext:value-type="float">
            <text:p>1.97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38" office:value-type="string" calcext:value-type="string">
            <text:p>Weingarten(AvN):</text:p>
          </table:table-cell>
          <table:table-cell table:style-name="ce39" office:value-type="string" calcext:value-type="string" table:number-columns-spanned="4" table:number-rows-spanned="1">
            <text:p>k1 * k2</text:p>
          </table:table-cell>
          <table:covered-table-cell table:style-name="ce40"/>
          <table:covered-table-cell table:style-name="ce41"/>
          <table:covered-table-cell table:style-name="ce40"/>
          <table:table-cell table:style-name="ce39" office:value-type="string" calcext:value-type="string" table:number-columns-spanned="4" table:number-rows-spanned="1">
            <text:p>0.5 * (k1 + k2)</text:p>
          </table:table-cell>
          <table:covered-table-cell table:style-name="ce40"/>
          <table:covered-table-cell table:style-name="ce41"/>
          <table:covered-table-cell table:style-name="ce40"/>
          <table:table-cell table:style-name="ce33"/>
          <table:table-cell table:number-columns-repeated="1014"/>
        </table:table-row>
        <table:table-row table:style-name="ro3">
          <table:table-cell table:style-name="ce38" office:value-type="string" calcext:value-type="string">
            <text:p>hMax</text:p>
          </table:table-cell>
          <table:table-cell table:style-name="ce39" office:value-type="string" calcext:value-type="string">
            <text:p>Err2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K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2H</text:p>
          </table:table-cell>
          <table:table-cell table:style-name="ce40" office:value-type="string" calcext:value-type="string">
            <text:p>EOC</text:p>
          </table:table-cell>
          <table:table-cell table:style-name="ce39" office:value-type="string" calcext:value-type="string">
            <text:p>ErrMaxH</text:p>
          </table:table-cell>
          <table:table-cell table:style-name="ce40" office:value-type="string" calcext:value-type="string">
            <text:p>EOC</text:p>
          </table:table-cell>
          <table:table-cell table:style-name="ce24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5</text:p>
          </table:table-cell>
          <table:table-cell table:style-name="ce25" office:value-type="float" office:value="0.321983" calcext:value-type="float">
            <text:p>0.321983</text:p>
          </table:table-cell>
          <table:table-cell/>
          <table:table-cell table:style-name="ce25" office:value-type="float" office:value="0.603145" calcext:value-type="float">
            <text:p>0.603145</text:p>
          </table:table-cell>
          <table:table-cell/>
          <table:table-cell table:style-name="ce25" office:value-type="float" office:value="0.160546" calcext:value-type="float">
            <text:p>0.160546</text:p>
          </table:table-cell>
          <table:table-cell/>
          <table:table-cell table:style-name="ce25" office:value-type="float" office:value="0.438344" calcext:value-type="float">
            <text:p>0.438344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8</text:p>
          </table:table-cell>
          <table:table-cell table:style-name="ce25" office:value-type="float" office:value="0.232983" calcext:value-type="float">
            <text:p>0.232983</text:p>
          </table:table-cell>
          <table:table-cell table:formula="of:=LOG([.B26]/[.B27])/LOG([.$A26]/[.$A27])" office:value-type="float" office:value="0.977307915905153" calcext:value-type="float">
            <text:p>0.98</text:p>
          </table:table-cell>
          <table:table-cell table:style-name="ce25" office:value-type="float" office:value="0.464826" calcext:value-type="float">
            <text:p>0.464826</text:p>
          </table:table-cell>
          <table:table-cell table:formula="of:=LOG([.D26]/[.D27])/LOG([.$A26]/[.$A27])" office:value-type="float" office:value="0.786884562040361" calcext:value-type="float">
            <text:p>0.79</text:p>
          </table:table-cell>
          <table:table-cell table:style-name="ce25" office:value-type="float" office:value="0.111961" calcext:value-type="float">
            <text:p>0.111961</text:p>
          </table:table-cell>
          <table:table-cell table:formula="of:=LOG([.F26]/[.F27])/LOG([.$A26]/[.$A27])" office:value-type="float" office:value="1.08876288060835" calcext:value-type="float">
            <text:p>1.09</text:p>
          </table:table-cell>
          <table:table-cell table:style-name="ce25" office:value-type="float" office:value="0.32703" calcext:value-type="float">
            <text:p>0.32703</text:p>
          </table:table-cell>
          <table:table-cell table:formula="of:=LOG([.H26]/[.H27])/LOG([.$A26]/[.$A27])" office:value-type="float" office:value="0.884930308428036" calcext:value-type="float">
            <text:p>0.8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1</text:p>
          </table:table-cell>
          <table:table-cell table:style-name="ce25" office:value-type="float" office:value="0.125849" calcext:value-type="float">
            <text:p>0.125849</text:p>
          </table:table-cell>
          <table:table-cell table:formula="of:=LOG([.B27]/[.B28])/LOG([.$A27]/[.$A28])" office:value-type="float" office:value="1.25132009543924" calcext:value-type="float">
            <text:p>1.25</text:p>
          </table:table-cell>
          <table:table-cell table:style-name="ce25" office:value-type="float" office:value="0.262582" calcext:value-type="float">
            <text:p>0.262582</text:p>
          </table:table-cell>
          <table:table-cell table:formula="of:=LOG([.D27]/[.D28])/LOG([.$A27]/[.$A28])" office:value-type="float" office:value="1.16033223489031" calcext:value-type="float">
            <text:p>1.16</text:p>
          </table:table-cell>
          <table:table-cell table:style-name="ce25" office:value-type="float" office:value="0.0576774" calcext:value-type="float">
            <text:p>0.0576774</text:p>
          </table:table-cell>
          <table:table-cell table:formula="of:=LOG([.F27]/[.F28])/LOG([.$A27]/[.$A28])" office:value-type="float" office:value="1.34763008736668" calcext:value-type="float">
            <text:p>1.35</text:p>
          </table:table-cell>
          <table:table-cell table:style-name="ce25" office:value-type="float" office:value="0.179486" calcext:value-type="float">
            <text:p>0.179486</text:p>
          </table:table-cell>
          <table:table-cell table:formula="of:=LOG([.H27]/[.H28])/LOG([.$A27]/[.$A28])" office:value-type="float" office:value="1.21895834165913" calcext:value-type="float">
            <text:p>1.2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784945" calcext:value-type="float">
            <text:p>0.078</text:p>
          </table:table-cell>
          <table:table-cell table:style-name="ce25" office:value-type="float" office:value="0.0759988" calcext:value-type="float">
            <text:p>0.0759988</text:p>
          </table:table-cell>
          <table:table-cell table:formula="of:=LOG([.B28]/[.B29])/LOG([.$A28]/[.$A29])" office:value-type="float" office:value="1.52071894773635" calcext:value-type="float">
            <text:p>1.52</text:p>
          </table:table-cell>
          <table:table-cell table:style-name="ce25" office:value-type="float" office:value="0.166081" calcext:value-type="float">
            <text:p>0.166081</text:p>
          </table:table-cell>
          <table:table-cell table:formula="of:=LOG([.D28]/[.D29])/LOG([.$A28]/[.$A29])" office:value-type="float" office:value="1.38118718784133" calcext:value-type="float">
            <text:p>1.38</text:p>
          </table:table-cell>
          <table:table-cell table:style-name="ce25" office:value-type="float" office:value="0.0341154" calcext:value-type="float">
            <text:p>0.0341154</text:p>
          </table:table-cell>
          <table:table-cell table:formula="of:=LOG([.F28]/[.F29])/LOG([.$A28]/[.$A29])" office:value-type="float" office:value="1.58328648164999" calcext:value-type="float">
            <text:p>1.58</text:p>
          </table:table-cell>
          <table:table-cell table:style-name="ce25" office:value-type="float" office:value="0.111873" calcext:value-type="float">
            <text:p>0.111873</text:p>
          </table:table-cell>
          <table:table-cell table:formula="of:=LOG([.H28]/[.H29])/LOG([.$A28]/[.$A29])" office:value-type="float" office:value="1.42534389698532" calcext:value-type="float">
            <text:p>1.43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503854" calcext:value-type="float">
            <text:p>0.050</text:p>
          </table:table-cell>
          <table:table-cell table:style-name="ce25" office:value-type="float" office:value="0.0353994" calcext:value-type="float">
            <text:p>0.0353994</text:p>
          </table:table-cell>
          <table:table-cell table:formula="of:=LOG([.B29]/[.B30])/LOG([.$A29]/[.$A30])" office:value-type="float" office:value="1.72338362789064" calcext:value-type="float">
            <text:p>1.72</text:p>
          </table:table-cell>
          <table:table-cell table:style-name="ce25" office:value-type="float" office:value="0.0790886" calcext:value-type="float">
            <text:p>0.0790886</text:p>
          </table:table-cell>
          <table:table-cell table:formula="of:=LOG([.D29]/[.D30])/LOG([.$A29]/[.$A30])" office:value-type="float" office:value="1.67349766037426" calcext:value-type="float">
            <text:p>1.67</text:p>
          </table:table-cell>
          <table:table-cell table:style-name="ce25" office:value-type="float" office:value="0.0156266" calcext:value-type="float">
            <text:p>0.0156266</text:p>
          </table:table-cell>
          <table:table-cell table:formula="of:=LOG([.F29]/[.F30])/LOG([.$A29]/[.$A30])" office:value-type="float" office:value="1.76116977883209" calcext:value-type="float">
            <text:p>1.76</text:p>
          </table:table-cell>
          <table:table-cell table:style-name="ce25" office:value-type="float" office:value="0.0528769" calcext:value-type="float">
            <text:p>0.0528769</text:p>
          </table:table-cell>
          <table:table-cell table:formula="of:=LOG([.H29]/[.H30])/LOG([.$A29]/[.$A30])" office:value-type="float" office:value="1.69039455331111" calcext:value-type="float">
            <text:p>1.69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2" office:value-type="float" office:value="0.0364551" calcext:value-type="float">
            <text:p>0.036</text:p>
          </table:table-cell>
          <table:table-cell table:style-name="ce25" office:value-type="float" office:value="0.0194333" calcext:value-type="float">
            <text:p>0.0194333</text:p>
          </table:table-cell>
          <table:table-cell table:formula="of:=LOG([.B30]/[.B31])/LOG([.$A30]/[.$A31])" office:value-type="float" office:value="1.85311978670425" calcext:value-type="float">
            <text:p>1.85</text:p>
          </table:table-cell>
          <table:table-cell table:style-name="ce25" office:value-type="float" office:value="0.0625738" calcext:value-type="float">
            <text:p>0.0625738</text:p>
          </table:table-cell>
          <table:table-cell table:formula="of:=LOG([.D30]/[.D31])/LOG([.$A30]/[.$A31])" office:value-type="float" office:value="0.723756325099328" calcext:value-type="float">
            <text:p>0.72</text:p>
          </table:table-cell>
          <table:table-cell table:style-name="ce25" office:value-type="float" office:value="0.00849949" calcext:value-type="float">
            <text:p>0.00849949</text:p>
          </table:table-cell>
          <table:table-cell table:formula="of:=LOG([.F30]/[.F31])/LOG([.$A30]/[.$A31])" office:value-type="float" office:value="1.88173867568277" calcext:value-type="float">
            <text:p>1.88</text:p>
          </table:table-cell>
          <table:table-cell table:style-name="ce25" office:value-type="float" office:value="0.0472383" calcext:value-type="float">
            <text:p>0.0472383</text:p>
          </table:table-cell>
          <table:table-cell table:formula="of:=LOG([.H30]/[.H31])/LOG([.$A30]/[.$A31])" office:value-type="float" office:value="0.348438097014693" calcext:value-type="float">
            <text:p>0.35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257207" calcext:value-type="float">
            <text:p>0.026</text:p>
          </table:table-cell>
          <table:table-cell table:style-name="ce25" office:value-type="float" office:value="0.00999532" calcext:value-type="float">
            <text:p>0.00999532</text:p>
          </table:table-cell>
          <table:table-cell table:formula="of:=LOG([.B31]/[.B32])/LOG([.$A31]/[.$A32])" office:value-type="float" office:value="1.90624776622861" calcext:value-type="float">
            <text:p>1.91</text:p>
          </table:table-cell>
          <table:table-cell table:style-name="ce25" office:value-type="float" office:value="0.0611925" calcext:value-type="float">
            <text:p>0.0611925</text:p>
          </table:table-cell>
          <table:table-cell table:formula="of:=LOG([.D31]/[.D32])/LOG([.$A31]/[.$A32])" office:value-type="float" office:value="0.0639993436686286" calcext:value-type="float">
            <text:p>0.06</text:p>
          </table:table-cell>
          <table:table-cell table:style-name="ce25" office:value-type="float" office:value="0.00435455" calcext:value-type="float">
            <text:p>0.00435455</text:p>
          </table:table-cell>
          <table:table-cell table:formula="of:=LOG([.F31]/[.F32])/LOG([.$A31]/[.$A32])" office:value-type="float" office:value="1.91746894100716" calcext:value-type="float">
            <text:p>1.92</text:p>
          </table:table-cell>
          <table:table-cell table:style-name="ce25" office:value-type="float" office:value="0.0459675" calcext:value-type="float">
            <text:p>0.0459675</text:p>
          </table:table-cell>
          <table:table-cell table:formula="of:=LOG([.H31]/[.H32])/LOG([.$A31]/[.$A32])" office:value-type="float" office:value="0.0781867326402871" calcext:value-type="float">
            <text:p>0.08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2" office:value-type="float" office:value="0.0167543" calcext:value-type="float">
            <text:p>0.017</text:p>
          </table:table-cell>
          <table:table-cell table:style-name="ce25" office:value-type="float" office:value="0.00436155" calcext:value-type="float">
            <text:p>0.00436155</text:p>
          </table:table-cell>
          <table:table-cell table:formula="of:=LOG([.B32]/[.B33])/LOG([.$A32]/[.$A33])" office:value-type="float" office:value="1.93469394934696" calcext:value-type="float">
            <text:p>1.93</text:p>
          </table:table-cell>
          <table:table-cell table:style-name="ce25" office:value-type="float" office:value="0.0593363" calcext:value-type="float">
            <text:p>0.0593363</text:p>
          </table:table-cell>
          <table:table-cell table:formula="of:=LOG([.D32]/[.D33])/LOG([.$A32]/[.$A33])" office:value-type="float" office:value="0.0718628412861062" calcext:value-type="float">
            <text:p>0.07</text:p>
          </table:table-cell>
          <table:table-cell table:style-name="ce25" office:value-type="float" office:value="0.00188527" calcext:value-type="float">
            <text:p>0.00188527</text:p>
          </table:table-cell>
          <table:table-cell table:formula="of:=LOG([.F32]/[.F33])/LOG([.$A32]/[.$A33])" office:value-type="float" office:value="1.95303270108864" calcext:value-type="float">
            <text:p>1.95</text:p>
          </table:table-cell>
          <table:table-cell table:style-name="ce25" office:value-type="float" office:value="0.043421" calcext:value-type="float">
            <text:p>0.043421</text:p>
          </table:table-cell>
          <table:table-cell table:formula="of:=LOG([.H32]/[.H33])/LOG([.$A32]/[.$A33])" office:value-type="float" office:value="0.13295836595323" calcext:value-type="float">
            <text:p>0.13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4" table:default-cell-style-name="ce19"/>
        <table:table-column table:style-name="co1" table:default-cell-style-name="ce22"/>
        <table:table-column table:style-name="co1" table:default-cell-style-name="ce26"/>
        <table:table-column table:style-name="co1" table:default-cell-style-name="ce22"/>
        <table:table-column table:style-name="co1" table:default-cell-style-name="ce26"/>
        <table:table-column table:style-name="co1" table:default-cell-style-name="ce22"/>
        <table:table-column table:style-name="co1" table:default-cell-style-name="ce26"/>
        <table:table-column table:style-name="co1" table:default-cell-style-name="ce22"/>
        <table:table-column table:style-name="co1" table:default-cell-style-name="ce26"/>
        <table:table-column table:style-name="co1" table:number-columns-repeated="1015" table:default-cell-style-name="ce43"/>
        <table:table-row table:style-name="ro3">
          <table:table-cell table:style-name="ce31"/>
          <table:table-cell table:style-name="ce28" office:value-type="string" calcext:value-type="string" table:number-columns-spanned="4" table:number-rows-spanned="1">
            <text:p>Gauss-Bonnet</text:p>
          </table:table-cell>
          <table:covered-table-cell table:style-name="ce29"/>
          <table:covered-table-cell table:style-name="ce28"/>
          <table:covered-table-cell table:style-name="ce29"/>
          <table:table-cell table:style-name="ce28" office:value-type="string" calcext:value-type="string" table:number-columns-spanned="4" table:number-rows-spanned="1">
            <text:p>Laplace(X)</text:p>
          </table:table-cell>
          <table:covered-table-cell table:style-name="ce29"/>
          <table:covered-table-cell table:style-name="ce28"/>
          <table:covered-table-cell table:style-name="ce29"/>
          <table:table-cell table:style-name="ce42"/>
          <table:table-cell table:style-name="ce44" table:number-columns-repeated="2"/>
          <table:table-cell table:number-columns-repeated="1012"/>
        </table:table-row>
        <table:table-row table:style-name="ro3">
          <table:table-cell table:style-name="ce31" office:value-type="string" calcext:value-type="string">
            <text:p>hMax</text:p>
          </table:table-cell>
          <table:table-cell table:style-name="ce28" office:value-type="string" calcext:value-type="string">
            <text:p>Err2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2H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H</text:p>
          </table:table-cell>
          <table:table-cell table:style-name="ce29" office:value-type="string" calcext:value-type="string">
            <text:p>EOC</text:p>
          </table:table-cell>
          <table:table-cell table:style-name="ce42" office:value-type="string" calcext:value-type="string" table:number-columns-spanned="3" table:number-rows-spanned="1">
            <text:p>Bem.</text:p>
          </table:table-cell>
          <table:covered-table-cell table:number-columns-repeated="2" table:style-name="ce44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310071" calcext:value-type="float">
            <text:p>3.10E-03</text:p>
          </table:table-cell>
          <table:table-cell/>
          <table:table-cell office:value-type="float" office:value="0.00358263" calcext:value-type="float">
            <text:p>3.58E-03</text:p>
          </table:table-cell>
          <table:table-cell/>
          <table:table-cell office:value-type="float" office:value="0.00000455003" calcext:value-type="float">
            <text:p>4.55E-06</text:p>
          </table:table-cell>
          <table:table-cell/>
          <table:table-cell office:value-type="float" office:value="0.0000101598" calcext:value-type="float">
            <text:p>1.02E-05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158275" calcext:value-type="float">
            <text:p>1.58E-03</text:p>
          </table:table-cell>
          <table:table-cell table:formula="of:=LOG([.B3]/[.B4])/LOG([.$A3]/[.$A4])" office:value-type="float" office:value="2.00714317261453" calcext:value-type="float">
            <text:p>2.01</text:p>
          </table:table-cell>
          <table:table-cell office:value-type="float" office:value="0.00184379" calcext:value-type="float">
            <text:p>1.84E-03</text:p>
          </table:table-cell>
          <table:table-cell table:formula="of:=LOG([.D3]/[.D4])/LOG([.$A3]/[.$A4])" office:value-type="float" office:value="1.98268812827659" calcext:value-type="float">
            <text:p>1.98</text:p>
          </table:table-cell>
          <table:table-cell office:value-type="float" office:value="0.00000135164" calcext:value-type="float">
            <text:p>1.35E-06</text:p>
          </table:table-cell>
          <table:table-cell table:formula="of:=LOG([.F3]/[.F4])/LOG([.$A3]/[.$A4])" office:value-type="float" office:value="3.62292841147241" calcext:value-type="float">
            <text:p>3.62</text:p>
          </table:table-cell>
          <table:table-cell office:value-type="float" office:value="0.00000277793" calcext:value-type="float">
            <text:p>2.78E-06</text:p>
          </table:table-cell>
          <table:table-cell table:formula="of:=LOG([.H3]/[.H4])/LOG([.$A3]/[.$A4])" office:value-type="float" office:value="3.87041614671789" calcext:value-type="float">
            <text:p>3.87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34" office:value-type="float" office:value="0.0663925" calcext:value-type="float">
            <text:p>0.0664</text:p>
          </table:table-cell>
          <table:table-cell office:value-type="float" office:value="0.000586641" calcext:value-type="float">
            <text:p>5.87E-04</text:p>
          </table:table-cell>
          <table:table-cell table:formula="of:=LOG([.B4]/[.B5])/LOG([.$A4]/[.$A5])" office:value-type="float" office:value="2.00301172538025" calcext:value-type="float">
            <text:p>2.00</text:p>
          </table:table-cell>
          <table:table-cell office:value-type="float" office:value="0.000687138" calcext:value-type="float">
            <text:p>6.87E-04</text:p>
          </table:table-cell>
          <table:table-cell table:formula="of:=LOG([.D4]/[.D5])/LOG([.$A4]/[.$A5])" office:value-type="float" office:value="1.99198725328889" calcext:value-type="float">
            <text:p>1.99</text:p>
          </table:table-cell>
          <table:table-cell office:value-type="float" office:value="0.000000210806" calcext:value-type="float">
            <text:p>2.11E-07</text:p>
          </table:table-cell>
          <table:table-cell table:formula="of:=LOG([.F4]/[.F5])/LOG([.$A4]/[.$A5])" office:value-type="float" office:value="3.74996953916367" calcext:value-type="float">
            <text:p>3.75</text:p>
          </table:table-cell>
          <table:table-cell office:value-type="float" office:value="0.000000416231" calcext:value-type="float">
            <text:p>4.16E-07</text:p>
          </table:table-cell>
          <table:table-cell table:formula="of:=LOG([.H4]/[.H5])/LOG([.$A4]/[.$A5])" office:value-type="float" office:value="3.83086702640269" calcext:value-type="float">
            <text:p>3.83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477329" calcext:value-type="float">
            <text:p>0.0477</text:p>
          </table:table-cell>
          <table:table-cell office:value-type="float" office:value="0.000303095" calcext:value-type="float">
            <text:p>3.03E-04</text:p>
          </table:table-cell>
          <table:table-cell table:formula="of:=LOG([.B5]/[.B6])/LOG([.$A5]/[.$A6])" office:value-type="float" office:value="2.00133451030166" calcext:value-type="float">
            <text:p>2.00</text:p>
          </table:table-cell>
          <table:table-cell office:value-type="float" office:value="0.000355539" calcext:value-type="float">
            <text:p>3.56E-04</text:p>
          </table:table-cell>
          <table:table-cell table:formula="of:=LOG([.D5]/[.D6])/LOG([.$A5]/[.$A6])" office:value-type="float" office:value="1.99688988407431" calcext:value-type="float">
            <text:p>2.00</text:p>
          </table:table-cell>
          <table:table-cell office:value-type="float" office:value="0.0000000603422" calcext:value-type="float">
            <text:p>6.03E-08</text:p>
          </table:table-cell>
          <table:table-cell table:formula="of:=LOG([.F5]/[.F6])/LOG([.$A5]/[.$A6])" office:value-type="float" office:value="3.79104865513915" calcext:value-type="float">
            <text:p>3.79</text:p>
          </table:table-cell>
          <table:table-cell office:value-type="float" office:value="0.000000145206" calcext:value-type="float">
            <text:p>1.45E-07</text:p>
          </table:table-cell>
          <table:table-cell table:formula="of:=LOG([.H5]/[.H6])/LOG([.$A5]/[.$A6])" office:value-type="float" office:value="3.19152843903982" calcext:value-type="float">
            <text:p>3.1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305541" calcext:value-type="float">
            <text:p>0.0306</text:p>
          </table:table-cell>
          <table:table-cell office:value-type="float" office:value="0.000124157" calcext:value-type="float">
            <text:p>1.24E-04</text:p>
          </table:table-cell>
          <table:table-cell table:formula="of:=LOG([.B6]/[.B7])/LOG([.$A6]/[.$A7])" office:value-type="float" office:value="2.00057245417507" calcext:value-type="float">
            <text:p>2.00</text:p>
          </table:table-cell>
          <table:table-cell office:value-type="float" office:value="0.000145792" calcext:value-type="float">
            <text:p>1.46E-04</text:p>
          </table:table-cell>
          <table:table-cell table:formula="of:=LOG([.D6]/[.D7])/LOG([.$A6]/[.$A7])" office:value-type="float" office:value="1.99822916140783" calcext:value-type="float">
            <text:p>2.00</text:p>
          </table:table-cell>
          <table:table-cell office:value-type="float" office:value="0.0000000121737" calcext:value-type="float">
            <text:p>1.22E-08</text:p>
          </table:table-cell>
          <table:table-cell table:formula="of:=LOG([.F6]/[.F7])/LOG([.$A6]/[.$A7])" office:value-type="float" office:value="3.58815254328001" calcext:value-type="float">
            <text:p>3.59</text:p>
          </table:table-cell>
          <table:table-cell office:value-type="float" office:value="0.0000000384554" calcext:value-type="float">
            <text:p>3.85E-08</text:p>
          </table:table-cell>
          <table:table-cell table:formula="of:=LOG([.H6]/[.H7])/LOG([.$A6]/[.$A7])" office:value-type="float" office:value="2.97823080102096" calcext:value-type="float">
            <text:p>2.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215183" calcext:value-type="float">
            <text:p>0.0215</text:p>
          </table:table-cell>
          <table:table-cell office:value-type="float" office:value="0.0000615754" calcext:value-type="float">
            <text:p>6.16E-05</text:p>
          </table:table-cell>
          <table:table-cell table:formula="of:=LOG([.B7]/[.B8])/LOG([.$A7]/[.$A8])" office:value-type="float" office:value="2.00026857120385" calcext:value-type="float">
            <text:p>2.00</text:p>
          </table:table-cell>
          <table:table-cell office:value-type="float" office:value="0.0000723307" calcext:value-type="float">
            <text:p>7.23E-05</text:p>
          </table:table-cell>
          <table:table-cell table:formula="of:=LOG([.D7]/[.D8])/LOG([.$A7]/[.$A8])" office:value-type="float" office:value="1.9992640965511" calcext:value-type="float">
            <text:p>2.00</text:p>
          </table:table-cell>
          <table:table-cell office:value-type="float" office:value="0.00000000388693" calcext:value-type="float">
            <text:p>3.89E-09</text:p>
          </table:table-cell>
          <table:table-cell table:formula="of:=LOG([.F7]/[.F8])/LOG([.$A7]/[.$A8])" office:value-type="float" office:value="3.25634354635556" calcext:value-type="float">
            <text:p>3.26</text:p>
          </table:table-cell>
          <table:table-cell office:value-type="float" office:value="0.0000000254446" calcext:value-type="float">
            <text:p>2.54E-08</text:p>
          </table:table-cell>
          <table:table-cell table:formula="of:=LOG([.H7]/[.H8])/LOG([.$A7]/[.$A8])" office:value-type="float" office:value="1.17798432776315" calcext:value-type="float">
            <text:p>1.18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34" office:value-type="float" office:value="0.0152791" calcext:value-type="float">
            <text:p>0.0153</text:p>
          </table:table-cell>
          <table:table-cell office:value-type="float" office:value="0.0000310406" calcext:value-type="float">
            <text:p>3.10E-05</text:p>
          </table:table-cell>
          <table:table-cell table:formula="of:=LOG([.B8]/[.B9])/LOG([.$A8]/[.$A9])" office:value-type="float" office:value="2.00038171573263" calcext:value-type="float">
            <text:p>2.00</text:p>
          </table:table-cell>
          <table:table-cell office:value-type="float" office:value="0.0000364689" calcext:value-type="float">
            <text:p>3.65E-05</text:p>
          </table:table-cell>
          <table:table-cell table:formula="of:=LOG([.D8]/[.D9])/LOG([.$A8]/[.$A9])" office:value-type="float" office:value="1.99986305407339" calcext:value-type="float">
            <text:p>2.00</text:p>
          </table:table-cell>
          <table:table-cell office:value-type="float" office:value="0.00000000154939" calcext:value-type="float">
            <text:p>1.55E-09</text:p>
          </table:table-cell>
          <table:table-cell table:formula="of:=LOG([.F8]/[.F9])/LOG([.$A8]/[.$A9])" office:value-type="float" office:value="2.68607003411224" calcext:value-type="float">
            <text:p>2.69</text:p>
          </table:table-cell>
          <table:table-cell office:value-type="float" office:value="0.0000000153638" calcext:value-type="float">
            <text:p>1.54E-08</text:p>
          </table:table-cell>
          <table:table-cell table:formula="of:=LOG([.H8]/[.H9])/LOG([.$A8]/[.$A9])" office:value-type="float" office:value="1.4733152500161" calcext:value-type="float">
            <text:p>1.4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6" office:value-type="float" office:value="0.00967015" calcext:value-type="float">
            <text:p>0.00967</text:p>
          </table:table-cell>
          <table:table-cell office:value-type="float" office:value="0.0000124342" calcext:value-type="float">
            <text:p>1.24E-05</text:p>
          </table:table-cell>
          <table:table-cell table:formula="of:=LOG([.B9]/[.B10])/LOG([.$A9]/[.$A10])" office:value-type="float" office:value="1.99991510158334" calcext:value-type="float">
            <text:p>2.00</text:p>
          </table:table-cell>
          <table:table-cell office:value-type="float" office:value="0.0000146107" calcext:value-type="float">
            <text:p>1.46E-05</text:p>
          </table:table-cell>
          <table:table-cell table:formula="of:=LOG([.D9]/[.D10])/LOG([.$A9]/[.$A10])" office:value-type="float" office:value="1.99960997268125" calcext:value-type="float">
            <text:p>2.00</text:p>
          </table:table-cell>
          <table:table-cell office:value-type="float" office:value="0.000000000513684" calcext:value-type="float">
            <text:p>5.14E-10</text:p>
          </table:table-cell>
          <table:table-cell table:formula="of:=LOG([.F9]/[.F10])/LOG([.$A9]/[.$A10])" office:value-type="float" office:value="2.41343853049993" calcext:value-type="float">
            <text:p>2.41</text:p>
          </table:table-cell>
          <table:table-cell office:value-type="float" office:value="0.00000000713364" calcext:value-type="float">
            <text:p>7.13E-09</text:p>
          </table:table-cell>
          <table:table-cell table:formula="of:=LOG([.H9]/[.H10])/LOG([.$A9]/[.$A10])" office:value-type="float" office:value="1.67713583105711" calcext:value-type="float">
            <text:p>1.68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1" office:value-type="string" calcext:value-type="string">
            <text:p>Weingarten:</text:p>
          </table:table-cell>
          <table:table-cell table:style-name="ce28" office:value-type="string" calcext:value-type="string" table:number-columns-spanned="4" table:number-rows-spanned="1">
            <text:p>k1 * k2</text:p>
          </table:table-cell>
          <table:covered-table-cell table:style-name="ce29"/>
          <table:covered-table-cell table:style-name="ce30"/>
          <table:covered-table-cell table:style-name="ce29"/>
          <table:table-cell table:style-name="ce28" office:value-type="string" calcext:value-type="string" table:number-columns-spanned="4" table:number-rows-spanned="1">
            <text:p>0.5 * (k1 + k2)</text:p>
          </table:table-cell>
          <table:covered-table-cell table:style-name="ce29"/>
          <table:covered-table-cell table:style-name="ce30"/>
          <table:covered-table-cell table:style-name="ce29"/>
          <table:table-cell table:style-name="ce44" table:number-columns-repeated="3"/>
          <table:table-cell table:number-columns-repeated="1012"/>
        </table:table-row>
        <table:table-row table:style-name="ro3">
          <table:table-cell table:style-name="ce31" office:value-type="string" calcext:value-type="string">
            <text:p>hMax</text:p>
          </table:table-cell>
          <table:table-cell table:style-name="ce28" office:value-type="string" calcext:value-type="string">
            <text:p>Err2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2H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H</text:p>
          </table:table-cell>
          <table:table-cell table:style-name="ce29" office:value-type="string" calcext:value-type="string">
            <text:p>EOC</text:p>
          </table:table-cell>
          <table:table-cell table:style-name="ce42" office:value-type="string" calcext:value-type="string" table:number-columns-spanned="3" table:number-rows-spanned="1">
            <text:p>Bem.</text:p>
          </table:table-cell>
          <table:covered-table-cell table:number-columns-repeated="2" table:style-name="ce44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office:value-type="float" office:value="0.00493378" calcext:value-type="float">
            <text:p>4.93E-03</text:p>
          </table:table-cell>
          <table:table-cell/>
          <table:table-cell office:value-type="float" office:value="0.00569487" calcext:value-type="float">
            <text:p>5.69E-03</text:p>
          </table:table-cell>
          <table:table-cell/>
          <table:table-cell office:value-type="float" office:value="0.00246999" calcext:value-type="float">
            <text:p>2.47E-03</text:p>
          </table:table-cell>
          <table:table-cell/>
          <table:table-cell office:value-type="float" office:value="0.0028515" calcext:value-type="float">
            <text:p>2.85E-0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 office:value-type="float" office:value="0.00252713" calcext:value-type="float">
            <text:p>2.53E-03</text:p>
          </table:table-cell>
          <table:table-cell table:formula="of:=LOG([.B15]/[.B16])/LOG([.$A15]/[.$A16])" office:value-type="float" office:value="1.99685738398068" calcext:value-type="float">
            <text:p>2.00</text:p>
          </table:table-cell>
          <table:table-cell office:value-type="float" office:value="0.00294033" calcext:value-type="float">
            <text:p>2.94E-03</text:p>
          </table:table-cell>
          <table:table-cell table:formula="of:=LOG([.D15]/[.D16])/LOG([.$A15]/[.$A16])" office:value-type="float" office:value="1.97304745606165" calcext:value-type="float">
            <text:p>1.97</text:p>
          </table:table-cell>
          <table:table-cell office:value-type="float" office:value="0.00126438" calcext:value-type="float">
            <text:p>1.26E-03</text:p>
          </table:table-cell>
          <table:table-cell table:formula="of:=LOG([.F15]/[.F16])/LOG([.$A15]/[.$A16])" office:value-type="float" office:value="1.99868124668127" calcext:value-type="float">
            <text:p>2.00</text:p>
          </table:table-cell>
          <table:table-cell office:value-type="float" office:value="0.00147125" calcext:value-type="float">
            <text:p>1.47E-03</text:p>
          </table:table-cell>
          <table:table-cell table:formula="of:=LOG([.H15]/[.H16])/LOG([.$A15]/[.$A16])" office:value-type="float" office:value="1.97510347471975" calcext:value-type="float">
            <text:p>1.98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34" office:value-type="float" office:value="0.0663925" calcext:value-type="float">
            <text:p>0.0664</text:p>
          </table:table-cell>
          <table:table-cell office:value-type="float" office:value="0.000938942" calcext:value-type="float">
            <text:p>9.39E-04</text:p>
          </table:table-cell>
          <table:table-cell table:formula="of:=LOG([.B16]/[.B17])/LOG([.$A16]/[.$A17])" office:value-type="float" office:value="1.99812737329608" calcext:value-type="float">
            <text:p>2.00</text:p>
          </table:table-cell>
          <table:table-cell office:value-type="float" office:value="0.00109806" calcext:value-type="float">
            <text:p>1.10E-03</text:p>
          </table:table-cell>
          <table:table-cell table:formula="of:=LOG([.D16]/[.D17])/LOG([.$A16]/[.$A17])" office:value-type="float" office:value="1.98781670403229" calcext:value-type="float">
            <text:p>1.99</text:p>
          </table:table-cell>
          <table:table-cell office:value-type="float" office:value="0.000469583" calcext:value-type="float">
            <text:p>4.70E-04</text:p>
          </table:table-cell>
          <table:table-cell table:formula="of:=LOG([.F16]/[.F17])/LOG([.$A16]/[.$A17])" office:value-type="float" office:value="1.99894725011741" calcext:value-type="float">
            <text:p>2.00</text:p>
          </table:table-cell>
          <table:table-cell office:value-type="float" office:value="0.00054918" calcext:value-type="float">
            <text:p>5.49E-04</text:p>
          </table:table-cell>
          <table:table-cell table:formula="of:=LOG([.H16]/[.H17])/LOG([.$A16]/[.$A17])" office:value-type="float" office:value="1.98875426601423" calcext:value-type="float">
            <text:p>1.99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477329" calcext:value-type="float">
            <text:p>0.0477</text:p>
          </table:table-cell>
          <table:table-cell office:value-type="float" office:value="0.000485466" calcext:value-type="float">
            <text:p>4.85E-04</text:p>
          </table:table-cell>
          <table:table-cell table:formula="of:=LOG([.B17]/[.B18])/LOG([.$A17]/[.$A18])" office:value-type="float" office:value="1.99914546139409" calcext:value-type="float">
            <text:p>2.00</text:p>
          </table:table-cell>
          <table:table-cell office:value-type="float" office:value="0.000568542" calcext:value-type="float">
            <text:p>5.69E-04</text:p>
          </table:table-cell>
          <table:table-cell table:formula="of:=LOG([.D17]/[.D18])/LOG([.$A17]/[.$A18])" office:value-type="float" office:value="1.99484383400734" calcext:value-type="float">
            <text:p>1.99</text:p>
          </table:table-cell>
          <table:table-cell office:value-type="float" office:value="0.000242763" calcext:value-type="float">
            <text:p>2.43E-04</text:p>
          </table:table-cell>
          <table:table-cell table:formula="of:=LOG([.F17]/[.F18])/LOG([.$A17]/[.$A18])" office:value-type="float" office:value="1.99949384260087" calcext:value-type="float">
            <text:p>2.00</text:p>
          </table:table-cell>
          <table:table-cell office:value-type="float" office:value="0.000284312" calcext:value-type="float">
            <text:p>2.84E-04</text:p>
          </table:table-cell>
          <table:table-cell table:formula="of:=LOG([.H17]/[.H18])/LOG([.$A17]/[.$A18])" office:value-type="float" office:value="1.99523464614815" calcext:value-type="float">
            <text:p>2.0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305541" calcext:value-type="float">
            <text:p>0.0306</text:p>
          </table:table-cell>
          <table:table-cell office:value-type="float" office:value="0.000198956" calcext:value-type="float">
            <text:p>1.99E-04</text:p>
          </table:table-cell>
          <table:table-cell table:formula="of:=LOG([.B18]/[.B19])/LOG([.$A18]/[.$A19])" office:value-type="float" office:value="1.99951033594015" calcext:value-type="float">
            <text:p>2.00</text:p>
          </table:table-cell>
          <table:table-cell office:value-type="float" office:value="0.000233215" calcext:value-type="float">
            <text:p>2.33E-04</text:p>
          </table:table-cell>
          <table:table-cell table:formula="of:=LOG([.D18]/[.D19])/LOG([.$A18]/[.$A19])" office:value-type="float" office:value="1.99746796768215" calcext:value-type="float">
            <text:p>2.00</text:p>
          </table:table-cell>
          <table:table-cell office:value-type="float" office:value="0.0000994829" calcext:value-type="float">
            <text:p>9.95E-05</text:p>
          </table:table-cell>
          <table:table-cell table:formula="of:=LOG([.F18]/[.F19])/LOG([.$A18]/[.$A19])" office:value-type="float" office:value="1.99967694741094" calcext:value-type="float">
            <text:p>2.00</text:p>
          </table:table-cell>
          <table:table-cell office:value-type="float" office:value="0.000116614" calcext:value-type="float">
            <text:p>1.17E-04</text:p>
          </table:table-cell>
          <table:table-cell table:formula="of:=LOG([.H18]/[.H19])/LOG([.$A18]/[.$A19])" office:value-type="float" office:value="1.99766629273257" calcext:value-type="float">
            <text:p>2.0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215183" calcext:value-type="float">
            <text:p>0.0215</text:p>
          </table:table-cell>
          <table:table-cell office:value-type="float" office:value="0.0000986882" calcext:value-type="float">
            <text:p>9.87E-05</text:p>
          </table:table-cell>
          <table:table-cell table:formula="of:=LOG([.B19]/[.B20])/LOG([.$A19]/[.$A20])" office:value-type="float" office:value="1.99979467992763" calcext:value-type="float">
            <text:p>2.00</text:p>
          </table:table-cell>
          <table:table-cell office:value-type="float" office:value="0.000115729" calcext:value-type="float">
            <text:p>1.16E-04</text:p>
          </table:table-cell>
          <table:table-cell table:formula="of:=LOG([.D19]/[.D20])/LOG([.$A19]/[.$A20])" office:value-type="float" office:value="1.99862870313514" calcext:value-type="float">
            <text:p>2.00</text:p>
          </table:table-cell>
          <table:table-cell office:value-type="float" office:value="0.0000493454" calcext:value-type="float">
            <text:p>4.93E-05</text:p>
          </table:table-cell>
          <table:table-cell table:formula="of:=LOG([.F19]/[.F20])/LOG([.$A19]/[.$A20])" office:value-type="float" office:value="1.99986002782169" calcext:value-type="float">
            <text:p>2.00</text:p>
          </table:table-cell>
          <table:table-cell office:value-type="float" office:value="0.0000578662" calcext:value-type="float">
            <text:p>5.79E-05</text:p>
          </table:table-cell>
          <table:table-cell table:formula="of:=LOG([.H19]/[.H20])/LOG([.$A19]/[.$A20])" office:value-type="float" office:value="1.99870389656886" calcext:value-type="float">
            <text:p>2.0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152791" calcext:value-type="float">
            <text:p>0.0153</text:p>
          </table:table-cell>
          <table:table-cell office:value-type="float" office:value="0.0000497536" calcext:value-type="float">
            <text:p>4.98E-05</text:p>
          </table:table-cell>
          <table:table-cell table:formula="of:=LOG([.B20]/[.B21])/LOG([.$A20]/[.$A21])" office:value-type="float" office:value="2.00013683127264" calcext:value-type="float">
            <text:p>2.00</text:p>
          </table:table-cell>
          <table:table-cell office:value-type="float" office:value="0.0000583465" calcext:value-type="float">
            <text:p>5.83E-05</text:p>
          </table:table-cell>
          <table:table-cell table:formula="of:=LOG([.D20]/[.D21])/LOG([.$A20]/[.$A21])" office:value-type="float" office:value="2.0000472175383" calcext:value-type="float">
            <text:p>2.00</text:p>
          </table:table-cell>
          <table:table-cell office:value-type="float" office:value="0.0000248771" calcext:value-type="float">
            <text:p>2.49E-05</text:p>
          </table:table-cell>
          <table:table-cell table:formula="of:=LOG([.F20]/[.F21])/LOG([.$A20]/[.$A21])" office:value-type="float" office:value="2.00017855193127" calcext:value-type="float">
            <text:p>2.00</text:p>
          </table:table-cell>
          <table:table-cell office:value-type="float" office:value="0.0000291737" calcext:value-type="float">
            <text:p>2.92E-05</text:p>
          </table:table-cell>
          <table:table-cell table:formula="of:=LOG([.H20]/[.H21])/LOG([.$A20]/[.$A21])" office:value-type="float" office:value="2.00008796768515" calcext:value-type="float">
            <text:p>2.0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6" office:value-type="float" office:value="0.00967015" calcext:value-type="float">
            <text:p>0.00967</text:p>
          </table:table-cell>
          <table:table-cell office:value-type="float" office:value="0.0000199314" calcext:value-type="float">
            <text:p>1.99E-05</text:p>
          </table:table-cell>
          <table:table-cell table:formula="of:=LOG([.B21]/[.B22])/LOG([.$A21]/[.$A22])" office:value-type="float" office:value="1.99978647501738" calcext:value-type="float">
            <text:p>2.00</text:p>
          </table:table-cell>
          <table:table-cell office:value-type="float" office:value="0.0000233761" calcext:value-type="float">
            <text:p>2.34E-05</text:p>
          </table:table-cell>
          <table:table-cell table:formula="of:=LOG([.D21]/[.D22])/LOG([.$A21]/[.$A22])" office:value-type="float" office:value="1.99956523607604" calcext:value-type="float">
            <text:p>2.00</text:p>
          </table:table-cell>
          <table:table-cell office:value-type="float" office:value="0.00000996574" calcext:value-type="float">
            <text:p>9.97E-06</text:p>
          </table:table-cell>
          <table:table-cell table:formula="of:=LOG([.F21]/[.F22])/LOG([.$A21]/[.$A22])" office:value-type="float" office:value="1.99980406324917" calcext:value-type="float">
            <text:p>2.00</text:p>
          </table:table-cell>
          <table:table-cell office:value-type="float" office:value="0.0000116881" calcext:value-type="float">
            <text:p>1.17E-05</text:p>
          </table:table-cell>
          <table:table-cell table:formula="of:=LOG([.H21]/[.H22])/LOG([.$A21]/[.$A22])" office:value-type="float" office:value="1.99958960442203" calcext:value-type="float">
            <text:p>2.0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>
            <text:p>Weingarten (AvN):</text:p>
          </table:table-cell>
          <table:table-cell table:style-name="ce28" office:value-type="string" calcext:value-type="string" table:number-columns-spanned="4" table:number-rows-spanned="1">
            <text:p>k1 * k2</text:p>
          </table:table-cell>
          <table:covered-table-cell table:style-name="ce29"/>
          <table:covered-table-cell table:style-name="ce30"/>
          <table:covered-table-cell table:style-name="ce29"/>
          <table:table-cell table:style-name="ce28" office:value-type="string" calcext:value-type="string" table:number-columns-spanned="4" table:number-rows-spanned="1">
            <text:p>0.5 * (k1 + k2)</text:p>
          </table:table-cell>
          <table:covered-table-cell table:style-name="ce29"/>
          <table:covered-table-cell table:style-name="ce30"/>
          <table:covered-table-cell table:style-name="ce29"/>
          <table:table-cell table:style-name="ce44" table:number-columns-repeated="3"/>
          <table:table-cell table:number-columns-repeated="1012"/>
        </table:table-row>
        <table:table-row table:style-name="ro3">
          <table:table-cell table:style-name="ce31" office:value-type="string" calcext:value-type="string">
            <text:p>hMax</text:p>
          </table:table-cell>
          <table:table-cell table:style-name="ce28" office:value-type="string" calcext:value-type="string">
            <text:p>Err2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2H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H</text:p>
          </table:table-cell>
          <table:table-cell table:style-name="ce29" office:value-type="string" calcext:value-type="string">
            <text:p>EOC</text:p>
          </table:table-cell>
          <table:table-cell table:style-name="ce42" office:value-type="string" calcext:value-type="string" table:number-columns-spanned="3" table:number-rows-spanned="1">
            <text:p>Bem.</text:p>
          </table:table-cell>
          <table:covered-table-cell table:number-columns-repeated="2" table:style-name="ce44"/>
          <table:table-cell table:number-columns-repeated="1012"/>
        </table:table-row>
        <table:table-row table:style-name="ro3">
          <table:table-cell office:value-type="float" office:value="0.152342" calcext:value-type="float">
            <text:p>0.152</text:p>
          </table:table-cell>
          <table:table-cell table:number-columns-repeated="8"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0.109</text:p>
          </table:table-cell>
          <table:table-cell/>
          <table:table-cell table:formula="of:=LOG([.B26]/[.B27])/LOG([.$A26]/[.$A27])" office:value-type="string" office:string-value="" calcext:value-type="error">
            <text:p>#DIV/0!</text:p>
          </table:table-cell>
          <table:table-cell/>
          <table:table-cell table:formula="of:=LOG([.D26]/[.D27])/LOG([.$A26]/[.$A27])" office:value-type="string" office:string-value="" calcext:value-type="error">
            <text:p>#DIV/0!</text:p>
          </table:table-cell>
          <table:table-cell/>
          <table:table-cell table:formula="of:=LOG([.F26]/[.F27])/LOG([.$A26]/[.$A27])" office:value-type="string" office:string-value="" calcext:value-type="error">
            <text:p>#DIV/0!</text:p>
          </table:table-cell>
          <table:table-cell/>
          <table:table-cell table:formula="of:=LOG([.H26]/[.H27])/LOG([.$A26]/[.$A27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table:style-name="ce34" office:value-type="float" office:value="0.0663925" calcext:value-type="float">
            <text:p>0.0664</text:p>
          </table:table-cell>
          <table:table-cell/>
          <table:table-cell table:formula="of:=LOG([.B27]/[.B28])/LOG([.$A27]/[.$A28])" office:value-type="string" office:string-value="" calcext:value-type="error">
            <text:p>#DIV/0!</text:p>
          </table:table-cell>
          <table:table-cell/>
          <table:table-cell table:formula="of:=LOG([.D27]/[.D28])/LOG([.$A27]/[.$A28])" office:value-type="string" office:string-value="" calcext:value-type="error">
            <text:p>#DIV/0!</text:p>
          </table:table-cell>
          <table:table-cell/>
          <table:table-cell table:formula="of:=LOG([.F27]/[.F28])/LOG([.$A27]/[.$A28])" office:value-type="string" office:string-value="" calcext:value-type="error">
            <text:p>#DIV/0!</text:p>
          </table:table-cell>
          <table:table-cell/>
          <table:table-cell table:formula="of:=LOG([.H27]/[.H28])/LOG([.$A27]/[.$A28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477329" calcext:value-type="float">
            <text:p>0.0477</text:p>
          </table:table-cell>
          <table:table-cell/>
          <table:table-cell table:formula="of:=LOG([.B28]/[.B29])/LOG([.$A28]/[.$A29])" office:value-type="string" office:string-value="" calcext:value-type="error">
            <text:p>#DIV/0!</text:p>
          </table:table-cell>
          <table:table-cell/>
          <table:table-cell table:formula="of:=LOG([.D28]/[.D29])/LOG([.$A28]/[.$A29])" office:value-type="string" office:string-value="" calcext:value-type="error">
            <text:p>#DIV/0!</text:p>
          </table:table-cell>
          <table:table-cell/>
          <table:table-cell table:formula="of:=LOG([.F28]/[.F29])/LOG([.$A28]/[.$A29])" office:value-type="string" office:string-value="" calcext:value-type="error">
            <text:p>#DIV/0!</text:p>
          </table:table-cell>
          <table:table-cell/>
          <table:table-cell table:formula="of:=LOG([.H28]/[.H29])/LOG([.$A28]/[.$A29])" office:value-type="string" office:string-value="" calcext:value-type="error">
            <text:p>#DIV/0!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305541" calcext:value-type="float">
            <text:p>0.0306</text:p>
          </table:table-cell>
          <table:table-cell/>
          <table:table-cell table:formula="of:=LOG([.B29]/[.B30])/LOG([.$A29]/[.$A30])" office:value-type="string" office:string-value="" calcext:value-type="error">
            <text:p>#DIV/0!</text:p>
          </table:table-cell>
          <table:table-cell/>
          <table:table-cell table:formula="of:=LOG([.D29]/[.D30])/LOG([.$A29]/[.$A30])" office:value-type="string" office:string-value="" calcext:value-type="error">
            <text:p>#DIV/0!</text:p>
          </table:table-cell>
          <table:table-cell/>
          <table:table-cell table:formula="of:=LOG([.F29]/[.F30])/LOG([.$A29]/[.$A30])" office:value-type="string" office:string-value="" calcext:value-type="error">
            <text:p>#DIV/0!</text:p>
          </table:table-cell>
          <table:table-cell/>
          <table:table-cell table:formula="of:=LOG([.H29]/[.H30])/LOG([.$A29]/[.$A30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215183" calcext:value-type="float">
            <text:p>0.0215</text:p>
          </table:table-cell>
          <table:table-cell/>
          <table:table-cell table:formula="of:=LOG([.B30]/[.B31])/LOG([.$A30]/[.$A31])" office:value-type="string" office:string-value="" calcext:value-type="error">
            <text:p>#DIV/0!</text:p>
          </table:table-cell>
          <table:table-cell/>
          <table:table-cell table:formula="of:=LOG([.D30]/[.D31])/LOG([.$A30]/[.$A31])" office:value-type="string" office:string-value="" calcext:value-type="error">
            <text:p>#DIV/0!</text:p>
          </table:table-cell>
          <table:table-cell/>
          <table:table-cell table:formula="of:=LOG([.F30]/[.F31])/LOG([.$A30]/[.$A31])" office:value-type="string" office:string-value="" calcext:value-type="error">
            <text:p>#DIV/0!</text:p>
          </table:table-cell>
          <table:table-cell/>
          <table:table-cell table:formula="of:=LOG([.H30]/[.H31])/LOG([.$A30]/[.$A31])" office:value-type="string" office:string-value="" calcext:value-type="error">
            <text:p>#DIV/0!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152791" calcext:value-type="float">
            <text:p>0.0153</text:p>
          </table:table-cell>
          <table:table-cell/>
          <table:table-cell table:formula="of:=LOG([.B31]/[.B32])/LOG([.$A31]/[.$A32])" office:value-type="string" office:string-value="" calcext:value-type="error">
            <text:p>#DIV/0!</text:p>
          </table:table-cell>
          <table:table-cell/>
          <table:table-cell table:formula="of:=LOG([.D31]/[.D32])/LOG([.$A31]/[.$A32])" office:value-type="string" office:string-value="" calcext:value-type="error">
            <text:p>#DIV/0!</text:p>
          </table:table-cell>
          <table:table-cell/>
          <table:table-cell table:formula="of:=LOG([.F31]/[.F32])/LOG([.$A31]/[.$A32])" office:value-type="string" office:string-value="" calcext:value-type="error">
            <text:p>#DIV/0!</text:p>
          </table:table-cell>
          <table:table-cell/>
          <table:table-cell table:formula="of:=LOG([.H31]/[.H32])/LOG([.$A31]/[.$A32])" office:value-type="string" office:string-value="" calcext:value-type="error">
            <text:p>#DIV/0!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6" office:value-type="float" office:value="0.00967015" calcext:value-type="float">
            <text:p>0.00967</text:p>
          </table:table-cell>
          <table:table-cell office:value-type="float" office:value="0.000500385" calcext:value-type="float">
            <text:p>5.00E-04</text:p>
          </table:table-cell>
          <table:table-cell table:formula="of:=LOG([.B32]/[.B33])/LOG([.$A32]/[.$A33])" office:value-type="string" office:string-value="" calcext:value-type="error">
            <text:p>Err:502</text:p>
          </table:table-cell>
          <table:table-cell office:value-type="float" office:value="0.0378091" calcext:value-type="float">
            <text:p>3.78E-02</text:p>
          </table:table-cell>
          <table:table-cell table:formula="of:=LOG([.D32]/[.D33])/LOG([.$A32]/[.$A33])" office:value-type="string" office:string-value="" calcext:value-type="error">
            <text:p>Err:502</text:p>
          </table:table-cell>
          <table:table-cell office:value-type="float" office:value="0.000250996" calcext:value-type="float">
            <text:p>2.51E-04</text:p>
          </table:table-cell>
          <table:table-cell table:formula="of:=LOG([.F32]/[.F33])/LOG([.$A32]/[.$A33])" office:value-type="string" office:string-value="" calcext:value-type="error">
            <text:p>Err:502</text:p>
          </table:table-cell>
          <table:table-cell office:value-type="float" office:value="0.0190867" calcext:value-type="float">
            <text:p>1.91E-02</text:p>
          </table:table-cell>
          <table:table-cell table:formula="of:=LOG([.H32]/[.H33])/LOG([.$A32]/[.$A33])" office:value-type="string" office:string-value="" calcext:value-type="error">
            <text:p>Err:502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6" table:default-cell-style-name="ce19"/>
        <table:table-column table:style-name="co1" table:default-cell-style-name="ce22"/>
        <table:table-column table:style-name="co1" table:default-cell-style-name="ce26"/>
        <table:table-column table:style-name="co1" table:default-cell-style-name="ce22"/>
        <table:table-column table:style-name="co1" table:default-cell-style-name="ce26"/>
        <table:table-column table:style-name="co1" table:default-cell-style-name="ce22"/>
        <table:table-column table:style-name="co1" table:default-cell-style-name="ce26"/>
        <table:table-column table:style-name="co1" table:default-cell-style-name="ce22"/>
        <table:table-column table:style-name="co1" table:default-cell-style-name="ce26"/>
        <table:table-column table:style-name="co1" table:default-cell-style-name="ce12"/>
        <table:table-column table:style-name="co7" table:default-cell-style-name="ce12"/>
        <table:table-column table:style-name="co1" table:number-columns-repeated="1013" table:default-cell-style-name="ce12"/>
        <table:table-row table:style-name="ro3">
          <table:table-cell table:style-name="ce31"/>
          <table:table-cell table:style-name="ce28" office:value-type="string" calcext:value-type="string" table:number-columns-spanned="4" table:number-rows-spanned="1">
            <text:p>Gauss-Bonnet</text:p>
          </table:table-cell>
          <table:covered-table-cell table:style-name="ce29"/>
          <table:covered-table-cell table:style-name="ce28"/>
          <table:covered-table-cell table:style-name="ce29"/>
          <table:table-cell table:style-name="ce28" office:value-type="string" calcext:value-type="string" table:number-columns-spanned="4" table:number-rows-spanned="1">
            <text:p>Laplace(X)</text:p>
          </table:table-cell>
          <table:covered-table-cell table:style-name="ce29"/>
          <table:covered-table-cell table:style-name="ce28"/>
          <table:covered-table-cell table:style-name="ce29"/>
          <table:table-cell table:style-name="ce11"/>
          <table:table-cell table:style-name="ce20" table:number-columns-repeated="2"/>
          <table:table-cell table:number-columns-repeated="1012"/>
        </table:table-row>
        <table:table-row table:style-name="ro3">
          <table:table-cell table:style-name="ce31" office:value-type="string" calcext:value-type="string">
            <text:p>hMax</text:p>
          </table:table-cell>
          <table:table-cell table:style-name="ce28" office:value-type="string" calcext:value-type="string">
            <text:p>Err2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2H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H</text:p>
          </table:table-cell>
          <table:table-cell table:style-name="ce29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number-columns-repeated="2" table:style-name="ce20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2E+00</text:p>
          </table:table-cell>
          <table:table-cell/>
          <table:table-cell office:value-type="float" office:value="3.24383" calcext:value-type="float">
            <text:p>3.24E+00</text:p>
          </table:table-cell>
          <table:table-cell/>
          <table:table-cell office:value-type="float" office:value="0.530783" calcext:value-type="float">
            <text:p>5.31E-01</text:p>
          </table:table-cell>
          <table:table-cell/>
          <table:table-cell office:value-type="float" office:value="0.799057" calcext:value-type="float">
            <text:p>7.9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2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76446" calcext:value-type="float">
            <text:p>4.76E-01</text:p>
          </table:table-cell>
          <table:table-cell table:formula="of:=LOG([.F3]/[.F4])/LOG([.$A3]/[.$A4])" office:value-type="float" office:value="0.545663856377887" calcext:value-type="float">
            <text:p>0.55</text:p>
          </table:table-cell>
          <table:table-cell office:value-type="float" office:value="0.669013" calcext:value-type="float">
            <text:p>6.69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9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1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9446" calcext:value-type="float">
            <text:p>3.94E-01</text:p>
          </table:table-cell>
          <table:table-cell table:formula="of:=LOG([.F4]/[.F5])/LOG([.$A4]/[.$A5])" office:value-type="float" office:value="0.680350504380288" calcext:value-type="float">
            <text:p>0.68</text:p>
          </table:table-cell>
          <table:table-cell office:value-type="float" office:value="0.650077" calcext:value-type="float">
            <text:p>6.5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7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118466" calcext:value-type="float">
            <text:p>1.18E-01</text:p>
          </table:table-cell>
          <table:table-cell table:formula="of:=LOG([.F5]/[.F6])/LOG([.$A5]/[.$A6])" office:value-type="float" office:value="1.40754053244499" calcext:value-type="float">
            <text:p>1.41</text:p>
          </table:table-cell>
          <table:table-cell office:value-type="float" office:value="0.230836" calcext:value-type="float">
            <text:p>2.31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78606" calcext:value-type="float">
            <text:p>0.0786</text:p>
          </table:table-cell>
          <table:table-cell office:value-type="float" office:value="0.175345" calcext:value-type="float">
            <text:p>1.75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876177" calcext:value-type="float">
            <text:p>8.76E-02</text:p>
          </table:table-cell>
          <table:table-cell table:formula="of:=LOG([.F6]/[.F7])/LOG([.$A6]/[.$A7])" office:value-type="float" office:value="0.910851349144734" calcext:value-type="float">
            <text:p>0.91</text:p>
          </table:table-cell>
          <table:table-cell office:value-type="float" office:value="0.15406" calcext:value-type="float">
            <text:p>1.54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598497" calcext:value-type="float">
            <text:p>0.0598</text:p>
          </table:table-cell>
          <table:table-cell office:value-type="float" office:value="0.104381" calcext:value-type="float">
            <text:p>1.04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802046" calcext:value-type="float">
            <text:p>8.02E-02</text:p>
          </table:table-cell>
          <table:table-cell table:formula="of:=LOG([.F7]/[.F8])/LOG([.$A7]/[.$A8])" office:value-type="float" office:value="0.324278784521351" calcext:value-type="float">
            <text:p>0.32</text:p>
          </table:table-cell>
          <table:table-cell office:value-type="float" office:value="0.131042" calcext:value-type="float">
            <text:p>1.31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390528" calcext:value-type="float">
            <text:p>0.0391</text:p>
          </table:table-cell>
          <table:table-cell office:value-type="float" office:value="0.0517547" calcext:value-type="float">
            <text:p>5.18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747625" calcext:value-type="float">
            <text:p>7.48E-02</text:p>
          </table:table-cell>
          <table:table-cell table:formula="of:=LOG([.F8]/[.F9])/LOG([.$A8]/[.$A9])" office:value-type="float" office:value="0.164583866228564" calcext:value-type="float">
            <text:p>0.16</text:p>
          </table:table-cell>
          <table:table-cell office:value-type="float" office:value="0.0837353" calcext:value-type="float">
            <text:p>8.37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1" office:value-type="string" calcext:value-type="string">
            <text:p>Weingarten:</text:p>
          </table:table-cell>
          <table:table-cell table:style-name="ce28" office:value-type="string" calcext:value-type="string" table:number-columns-spanned="4" table:number-rows-spanned="1">
            <text:p>k1 * k2</text:p>
          </table:table-cell>
          <table:covered-table-cell table:style-name="ce29"/>
          <table:covered-table-cell table:style-name="ce30"/>
          <table:covered-table-cell table:style-name="ce29"/>
          <table:table-cell table:style-name="ce28" office:value-type="string" calcext:value-type="string" table:number-columns-spanned="4" table:number-rows-spanned="1">
            <text:p>0.5 * (k1 + k2)</text:p>
          </table:table-cell>
          <table:covered-table-cell table:style-name="ce29"/>
          <table:covered-table-cell table:style-name="ce30"/>
          <table:covered-table-cell table:style-name="ce29"/>
          <table:table-cell table:style-name="ce20"/>
          <table:table-cell table:number-columns-repeated="1014"/>
        </table:table-row>
        <table:table-row table:style-name="ro3">
          <table:table-cell table:style-name="ce31" office:value-type="string" calcext:value-type="string">
            <text:p>hMax</text:p>
          </table:table-cell>
          <table:table-cell table:style-name="ce28" office:value-type="string" calcext:value-type="string">
            <text:p>Err2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2H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H</text:p>
          </table:table-cell>
          <table:table-cell table:style-name="ce29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E-01</text:p>
          </table:table-cell>
          <table:table-cell/>
          <table:table-cell office:value-type="float" office:value="1.23607" calcext:value-type="float">
            <text:p>1.24E+00</text:p>
          </table:table-cell>
          <table:table-cell/>
          <table:table-cell office:value-type="float" office:value="0.393089" calcext:value-type="float">
            <text:p>3.93E-01</text:p>
          </table:table-cell>
          <table:table-cell/>
          <table:table-cell office:value-type="float" office:value="0.509194" calcext:value-type="float">
            <text:p>5.0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E+00</text:p>
          </table:table-cell>
          <table:table-cell table:formula="of:=LOG([.B14]/[.B15])/LOG([.$A14]/[.$A15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E+00</text:p>
          </table:table-cell>
          <table:table-cell table:formula="of:=LOG([.D14]/[.D15])/LOG([.$A14]/[.$A15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60E-01</text:p>
          </table:table-cell>
          <table:table-cell table:formula="of:=LOG([.F14]/[.F15])/LOG([.$A14]/[.$A15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E-01</text:p>
          </table:table-cell>
          <table:table-cell table:formula="of:=LOG([.H14]/[.H15])/LOG([.$A14]/[.$A15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E-01</text:p>
          </table:table-cell>
          <table:table-cell table:formula="of:=LOG([.B15]/[.B16])/LOG([.$A15]/[.$A16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9E-01</text:p>
          </table:table-cell>
          <table:table-cell table:formula="of:=LOG([.D15]/[.D16])/LOG([.$A15]/[.$A16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E-01</text:p>
          </table:table-cell>
          <table:table-cell table:formula="of:=LOG([.F15]/[.F16])/LOG([.$A15]/[.$A16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4E-01</text:p>
          </table:table-cell>
          <table:table-cell table:formula="of:=LOG([.H15]/[.H16])/LOG([.$A15]/[.$A16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E-01</text:p>
          </table:table-cell>
          <table:table-cell table:formula="of:=LOG([.B16]/[.B17])/LOG([.$A16]/[.$A17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1E-01</text:p>
          </table:table-cell>
          <table:table-cell table:formula="of:=LOG([.D16]/[.D17])/LOG([.$A16]/[.$A17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1E-01</text:p>
          </table:table-cell>
          <table:table-cell table:formula="of:=LOG([.F16]/[.F17])/LOG([.$A16]/[.$A17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9E-01</text:p>
          </table:table-cell>
          <table:table-cell table:formula="of:=LOG([.H16]/[.H17])/LOG([.$A16]/[.$A17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78606" calcext:value-type="float">
            <text:p>0.0786</text:p>
          </table:table-cell>
          <table:table-cell office:value-type="float" office:value="0.225455" calcext:value-type="float">
            <text:p>2.25E-01</text:p>
          </table:table-cell>
          <table:table-cell table:formula="of:=LOG([.B17]/[.B18])/LOG([.$A17]/[.$A18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E-01</text:p>
          </table:table-cell>
          <table:table-cell table:formula="of:=LOG([.D17]/[.D18])/LOG([.$A17]/[.$A18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E-01</text:p>
          </table:table-cell>
          <table:table-cell table:formula="of:=LOG([.F17]/[.F18])/LOG([.$A17]/[.$A18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4E-01</text:p>
          </table:table-cell>
          <table:table-cell table:formula="of:=LOG([.H17]/[.H18])/LOG([.$A17]/[.$A18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598497" calcext:value-type="float">
            <text:p>0.0598</text:p>
          </table:table-cell>
          <table:table-cell office:value-type="float" office:value="0.20954" calcext:value-type="float">
            <text:p>2.10E-01</text:p>
          </table:table-cell>
          <table:table-cell table:formula="of:=LOG([.B18]/[.B19])/LOG([.$A18]/[.$A19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5E-01</text:p>
          </table:table-cell>
          <table:table-cell table:formula="of:=LOG([.D18]/[.D19])/LOG([.$A18]/[.$A19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6E-02</text:p>
          </table:table-cell>
          <table:table-cell table:formula="of:=LOG([.F18]/[.F19])/LOG([.$A18]/[.$A19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6E-01</text:p>
          </table:table-cell>
          <table:table-cell table:formula="of:=LOG([.H18]/[.H19])/LOG([.$A18]/[.$A19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390528" calcext:value-type="float">
            <text:p>0.0391</text:p>
          </table:table-cell>
          <table:table-cell office:value-type="float" office:value="0.13965" calcext:value-type="float">
            <text:p>1.40E-01</text:p>
          </table:table-cell>
          <table:table-cell table:formula="of:=LOG([.B19]/[.B20])/LOG([.$A19]/[.$A20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E-01</text:p>
          </table:table-cell>
          <table:table-cell table:formula="of:=LOG([.D19]/[.D20])/LOG([.$A19]/[.$A20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3E-02</text:p>
          </table:table-cell>
          <table:table-cell table:formula="of:=LOG([.F19]/[.F20])/LOG([.$A19]/[.$A20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E-01</text:p>
          </table:table-cell>
          <table:table-cell table:formula="of:=LOG([.H19]/[.H20])/LOG([.$A19]/[.$A20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>
            <text:p>Weingarten (AvN):</text:p>
          </table:table-cell>
          <table:table-cell table:style-name="ce28" office:value-type="string" calcext:value-type="string" table:number-columns-spanned="4" table:number-rows-spanned="1">
            <text:p>k1 * k2</text:p>
          </table:table-cell>
          <table:covered-table-cell table:style-name="ce29"/>
          <table:covered-table-cell table:style-name="ce30"/>
          <table:covered-table-cell table:style-name="ce29"/>
          <table:table-cell table:style-name="ce28" office:value-type="string" calcext:value-type="string" table:number-columns-spanned="4" table:number-rows-spanned="1">
            <text:p>0.5 * (k1 + k2)</text:p>
          </table:table-cell>
          <table:covered-table-cell table:style-name="ce29"/>
          <table:covered-table-cell table:style-name="ce30"/>
          <table:covered-table-cell table:style-name="ce29"/>
          <table:table-cell table:style-name="ce20"/>
          <table:table-cell table:number-columns-repeated="1014"/>
        </table:table-row>
        <table:table-row table:style-name="ro3">
          <table:table-cell table:style-name="ce31" office:value-type="string" calcext:value-type="string">
            <text:p>hMax</text:p>
          </table:table-cell>
          <table:table-cell table:style-name="ce28" office:value-type="string" calcext:value-type="string">
            <text:p>Err2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K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2H</text:p>
          </table:table-cell>
          <table:table-cell table:style-name="ce29" office:value-type="string" calcext:value-type="string">
            <text:p>EOC</text:p>
          </table:table-cell>
          <table:table-cell table:style-name="ce28" office:value-type="string" calcext:value-type="string">
            <text:p>ErrMaxH</text:p>
          </table:table-cell>
          <table:table-cell table:style-name="ce29" office:value-type="string" calcext:value-type="string">
            <text:p>EOC</text:p>
          </table:table-cell>
          <table:table-cell table:style-name="ce1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765999" calcext:value-type="float">
            <text:p>7.66E-01</text:p>
          </table:table-cell>
          <table:table-cell/>
          <table:table-cell office:value-type="float" office:value="0.838479" calcext:value-type="float">
            <text:p>8.38E-01</text:p>
          </table:table-cell>
          <table:table-cell/>
          <table:table-cell office:value-type="float" office:value="0.326261" calcext:value-type="float">
            <text:p>3.26E-01</text:p>
          </table:table-cell>
          <table:table-cell/>
          <table:table-cell office:value-type="float" office:value="0.412639" calcext:value-type="float">
            <text:p>4.13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/>
          <table:table-cell table:formula="of:=LOG([.B24]/[.B25])/LOG([.$A24]/[.$A25])" office:value-type="string" office:string-value="" calcext:value-type="error">
            <text:p>#DIV/0!</text:p>
          </table:table-cell>
          <table:table-cell/>
          <table:table-cell table:formula="of:=LOG([.D24]/[.D25])/LOG([.$A24]/[.$A25])" office:value-type="string" office:string-value="" calcext:value-type="error">
            <text:p>#DIV/0!</text:p>
          </table:table-cell>
          <table:table-cell/>
          <table:table-cell table:formula="of:=LOG([.F24]/[.F25])/LOG([.$A24]/[.$A25])" office:value-type="string" office:string-value="" calcext:value-type="error">
            <text:p>#DIV/0!</text:p>
          </table:table-cell>
          <table:table-cell/>
          <table:table-cell table:formula="of:=LOG([.H24]/[.H25])/LOG([.$A24]/[.$A25])" office:value-type="string" office:string-value="" calcext:value-type="error">
            <text:p>#DIV/0!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/>
          <table:table-cell table:formula="of:=LOG([.B25]/[.B26])/LOG([.$A25]/[.$A26])" office:value-type="string" office:string-value="" calcext:value-type="error">
            <text:p>#DIV/0!</text:p>
          </table:table-cell>
          <table:table-cell/>
          <table:table-cell table:formula="of:=LOG([.D25]/[.D26])/LOG([.$A25]/[.$A26])" office:value-type="string" office:string-value="" calcext:value-type="error">
            <text:p>#DIV/0!</text:p>
          </table:table-cell>
          <table:table-cell/>
          <table:table-cell table:formula="of:=LOG([.F25]/[.F26])/LOG([.$A25]/[.$A26])" office:value-type="string" office:string-value="" calcext:value-type="error">
            <text:p>#DIV/0!</text:p>
          </table:table-cell>
          <table:table-cell/>
          <table:table-cell table:formula="of:=LOG([.H25]/[.H26])/LOG([.$A25]/[.$A26])" office:value-type="string" office:string-value="" calcext:value-type="error">
            <text:p>#DIV/0!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/>
          <table:table-cell table:formula="of:=LOG([.B26]/[.B27])/LOG([.$A26]/[.$A27])" office:value-type="string" office:string-value="" calcext:value-type="error">
            <text:p>#DIV/0!</text:p>
          </table:table-cell>
          <table:table-cell/>
          <table:table-cell table:formula="of:=LOG([.D26]/[.D27])/LOG([.$A26]/[.$A27])" office:value-type="string" office:string-value="" calcext:value-type="error">
            <text:p>#DIV/0!</text:p>
          </table:table-cell>
          <table:table-cell/>
          <table:table-cell table:formula="of:=LOG([.F26]/[.F27])/LOG([.$A26]/[.$A27])" office:value-type="string" office:string-value="" calcext:value-type="error">
            <text:p>#DIV/0!</text:p>
          </table:table-cell>
          <table:table-cell/>
          <table:table-cell table:formula="of:=LOG([.H26]/[.H27])/LOG([.$A26]/[.$A27])" office:value-type="string" office:string-value="" calcext:value-type="error">
            <text:p>#DIV/0!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34" office:value-type="float" office:value="0.078606" calcext:value-type="float">
            <text:p>0.0786</text:p>
          </table:table-cell>
          <table:table-cell/>
          <table:table-cell table:formula="of:=LOG([.B27]/[.B28])/LOG([.$A27]/[.$A28])" office:value-type="string" office:string-value="" calcext:value-type="error">
            <text:p>#DIV/0!</text:p>
          </table:table-cell>
          <table:table-cell/>
          <table:table-cell table:formula="of:=LOG([.D27]/[.D28])/LOG([.$A27]/[.$A28])" office:value-type="string" office:string-value="" calcext:value-type="error">
            <text:p>#DIV/0!</text:p>
          </table:table-cell>
          <table:table-cell/>
          <table:table-cell table:formula="of:=LOG([.F27]/[.F28])/LOG([.$A27]/[.$A28])" office:value-type="string" office:string-value="" calcext:value-type="error">
            <text:p>#DIV/0!</text:p>
          </table:table-cell>
          <table:table-cell/>
          <table:table-cell table:formula="of:=LOG([.H27]/[.H28])/LOG([.$A27]/[.$A28])" office:value-type="string" office:string-value="" calcext:value-type="error">
            <text:p>#DIV/0!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598497" calcext:value-type="float">
            <text:p>0.0598</text:p>
          </table:table-cell>
          <table:table-cell/>
          <table:table-cell table:formula="of:=LOG([.B28]/[.B29])/LOG([.$A28]/[.$A29])" office:value-type="string" office:string-value="" calcext:value-type="error">
            <text:p>#DIV/0!</text:p>
          </table:table-cell>
          <table:table-cell/>
          <table:table-cell table:formula="of:=LOG([.D28]/[.D29])/LOG([.$A28]/[.$A29])" office:value-type="string" office:string-value="" calcext:value-type="error">
            <text:p>#DIV/0!</text:p>
          </table:table-cell>
          <table:table-cell/>
          <table:table-cell table:formula="of:=LOG([.F28]/[.F29])/LOG([.$A28]/[.$A29])" office:value-type="string" office:string-value="" calcext:value-type="error">
            <text:p>#DIV/0!</text:p>
          </table:table-cell>
          <table:table-cell/>
          <table:table-cell table:formula="of:=LOG([.H28]/[.H29])/LOG([.$A28]/[.$A29])" office:value-type="string" office:string-value="" calcext:value-type="error">
            <text:p>#DIV/0!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34" office:value-type="float" office:value="0.0390528" calcext:value-type="float">
            <text:p>0.0391</text:p>
          </table:table-cell>
          <table:table-cell office:value-type="float" office:value="0.00436155" calcext:value-type="float">
            <text:p>4.36E-03</text:p>
          </table:table-cell>
          <table:table-cell table:formula="of:=LOG([.B29]/[.B30])/LOG([.$A29]/[.$A30])" office:value-type="string" office:string-value="" calcext:value-type="error">
            <text:p>Err:502</text:p>
          </table:table-cell>
          <table:table-cell office:value-type="float" office:value="0.0593363" calcext:value-type="float">
            <text:p>5.93E-02</text:p>
          </table:table-cell>
          <table:table-cell table:formula="of:=LOG([.D29]/[.D30])/LOG([.$A29]/[.$A30])" office:value-type="string" office:string-value="" calcext:value-type="error">
            <text:p>Err:502</text:p>
          </table:table-cell>
          <table:table-cell office:value-type="float" office:value="0.00188527" calcext:value-type="float">
            <text:p>1.89E-03</text:p>
          </table:table-cell>
          <table:table-cell table:formula="of:=LOG([.F29]/[.F30])/LOG([.$A29]/[.$A30])" office:value-type="string" office:string-value="" calcext:value-type="error">
            <text:p>Err:502</text:p>
          </table:table-cell>
          <table:table-cell office:value-type="float" office:value="0.043421" calcext:value-type="float">
            <text:p>4.34E-02</text:p>
          </table:table-cell>
          <table:table-cell table:formula="of:=LOG([.H29]/[.H30])/LOG([.$A29]/[.$A30])" office:value-type="string" office:string-value="" calcext:value-type="error">
            <text:p>Err:502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.00.0000</text:date>, <text:time style:data-style-name="N2" text:time-value="11:51:16.9528452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18T12:02:18.447185217</dc:date>
    <meta:editing-duration>P1DT55M33S</meta:editing-duration>
    <meta:editing-cycles>85</meta:editing-cycles>
    <meta:generator>LibreOffice/4.2.4.2$Linux_X86_64 LibreOffice_project/420m0$Build-2</meta:generator>
    <dc:creator>ingo </dc:creator>
    <meta:document-statistic meta:table-count="4" meta:cell-count="1229" meta:object-count="0"/>
  </office:meta>
</office:document-meta>
</file>